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k Mukta" svg:font-family="'Ek Mukta'"/>
    <style:font-face style:name="Ek Mukta1" svg:font-family="'Ek Mukta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automatic-styles>
    <style:style style:name="Table1" style:family="table">
      <style:table-properties style:width="1.9361in" fo:margin-left="-0.0778in" fo:break-before="page" table:align="left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0.5965in"/>
    </style:style>
    <style:style style:name="Table1.B" style:family="table-column">
      <style:table-column-properties style:column-width="1.3396in"/>
    </style:style>
    <style:style style:name="Table1.1" style:family="table-row">
      <style:table-row-properties style:min-row-height="0.1403in" fo:background-color="transparent" fo:keep-together="always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2" style:family="table-row">
      <style:table-row-properties fo:background-color="transparent" fo:keep-together="always">
        <style:background-image/>
      </style:table-row-properties>
    </style:style>
    <style:style style:name="Table1.3" style:family="table-row">
      <style:table-row-properties fo:background-color="transparent" fo:keep-together="always">
        <style:background-image/>
      </style:table-row-properties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7" style:family="table-row">
      <style:table-row-properties fo:background-color="transparent" fo:keep-together="always">
        <style:background-image/>
      </style:table-row-properties>
    </style:style>
    <style:style style:name="Table1.8" style:family="table-row">
      <style:table-row-properties fo:background-color="transparent" fo:keep-together="always">
        <style:background-image/>
      </style:table-row-properties>
    </style:style>
    <style:style style:name="Table1.9" style:family="table-row">
      <style:table-row-properties fo:background-color="transparent" fo:keep-together="always">
        <style:background-image/>
      </style:table-row-properties>
    </style:style>
    <style:style style:name="Table1.10" style:family="table-row">
      <style:table-row-properties fo:background-color="transparent" fo:keep-together="always">
        <style:background-image/>
      </style:table-row-properties>
    </style:style>
    <style:style style:name="Table1.11" style:family="table-row">
      <style:table-row-properties fo:background-color="transparent" fo:keep-together="always">
        <style:background-image/>
      </style:table-row-properties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13" style:family="table-row">
      <style:table-row-properties fo:background-color="transparent" fo:keep-together="always">
        <style:background-image/>
      </style:table-row-properties>
    </style:style>
    <style:style style:name="Table1.14" style:family="table-row">
      <style:table-row-properties fo:background-color="transparent" fo:keep-together="always">
        <style:background-image/>
      </style:table-row-properties>
    </style:style>
    <style:style style:name="Table1.15" style:family="table-row">
      <style:table-row-properties fo:background-color="transparent" fo:keep-together="always">
        <style:background-image/>
      </style:table-row-properties>
    </style:style>
    <style:style style:name="Table1.16" style:family="table-row">
      <style:table-row-properties fo:background-color="transparent" fo:keep-together="always">
        <style:background-image/>
      </style:table-row-properties>
    </style:style>
    <style:style style:name="Table1.17" style:family="table-row">
      <style:table-row-properties fo:background-color="transparent" fo:keep-together="always">
        <style:background-image/>
      </style:table-row-properties>
    </style:style>
    <style:style style:name="Table1.18" style:family="table-row">
      <style:table-row-properties fo:background-color="transparent" fo:keep-together="always">
        <style:background-image/>
      </style:table-row-properties>
    </style:style>
    <style:style style:name="Table1.19" style:family="table-row">
      <style:table-row-properties fo:background-color="transparent" fo:keep-together="always">
        <style:background-image/>
      </style:table-row-properties>
    </style:style>
    <style:style style:name="Table1.20" style:family="table-row">
      <style:table-row-properties fo:background-color="transparent" fo:keep-together="always">
        <style:background-image/>
      </style:table-row-properties>
    </style:style>
    <style:style style:name="Table1.21" style:family="table-row">
      <style:table-row-properties fo:background-color="transparent" fo:keep-together="always">
        <style:background-image/>
      </style:table-row-properties>
    </style:style>
    <style:style style:name="Table1.22" style:family="table-row">
      <style:table-row-properties fo:background-color="transparent" fo:keep-together="always">
        <style:background-image/>
      </style:table-row-properties>
    </style:style>
    <style:style style:name="Table1.23" style:family="table-row">
      <style:table-row-properties fo:background-color="transparent" fo:keep-together="always">
        <style:background-image/>
      </style:table-row-properties>
    </style:style>
    <style:style style:name="Table1.24" style:family="table-row">
      <style:table-row-properties fo:background-color="transparent" fo:keep-together="always">
        <style:background-image/>
      </style:table-row-properties>
    </style:style>
    <style:style style:name="Table1.25" style:family="table-row">
      <style:table-row-properties fo:background-color="transparent" fo:keep-together="always">
        <style:background-image/>
      </style:table-row-properties>
    </style:style>
    <style:style style:name="Table1.26" style:family="table-row">
      <style:table-row-properties style:min-row-height="0.1368in" fo:background-color="transparent" fo:keep-together="always">
        <style:background-image/>
      </style:table-row-properties>
    </style:style>
    <style:style style:name="Table1.28" style:family="table-row">
      <style:table-row-properties fo:background-color="transparent" fo:keep-together="always">
        <style:background-image/>
      </style:table-row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1.30" style:family="table-row">
      <style:table-row-properties fo:background-color="transparent" fo:keep-together="always">
        <style:background-image/>
      </style:table-row-properties>
    </style:style>
    <style:style style:name="Table1.31" style:family="table-row">
      <style:table-row-properties fo:background-color="transparent" fo:keep-together="always">
        <style:background-image/>
      </style:table-row-properties>
    </style:style>
    <style:style style:name="Table1.32" style:family="table-row">
      <style:table-row-properties fo:background-color="transparent" fo:keep-together="always">
        <style:background-image/>
      </style:table-row-properties>
    </style:style>
    <style:style style:name="Table1.33" style:family="table-row">
      <style:table-row-properties fo:background-color="transparent" fo:keep-together="always">
        <style:background-image/>
      </style:table-row-properties>
    </style:style>
    <style:style style:name="Table1.34" style:family="table-row">
      <style:table-row-properties fo:background-color="transparent" fo:keep-together="always">
        <style:background-image/>
      </style:table-row-properties>
    </style:style>
    <style:style style:name="Table1.35" style:family="table-row">
      <style:table-row-properties fo:background-color="transparent" fo:keep-together="always">
        <style:background-image/>
      </style:table-row-properties>
    </style:style>
    <style:style style:name="Table1.36" style:family="table-row">
      <style:table-row-properties fo:background-color="transparent" fo:keep-together="always">
        <style:background-image/>
      </style:table-row-properties>
    </style:style>
    <style:style style:name="Table1.37" style:family="table-row">
      <style:table-row-properties fo:background-color="transparent" fo:keep-together="always">
        <style:background-image/>
      </style:table-row-properties>
    </style:style>
    <style:style style:name="Table1.38" style:family="table-row">
      <style:table-row-properties fo:background-color="transparent" fo:keep-together="always">
        <style:background-image/>
      </style:table-row-properties>
    </style:style>
    <style:style style:name="Table1.39" style:family="table-row">
      <style:table-row-properties fo:background-color="transparent" fo:keep-together="always">
        <style:background-image/>
      </style:table-row-properties>
    </style:style>
    <style:style style:name="Table1.40" style:family="table-row">
      <style:table-row-properties fo:background-color="transparent" fo:keep-together="always">
        <style:background-image/>
      </style:table-row-properties>
    </style:style>
    <style:style style:name="Table1.41" style:family="table-row">
      <style:table-row-properties fo:background-color="transparent" fo:keep-together="always">
        <style:background-image/>
      </style:table-row-properties>
    </style:style>
    <style:style style:name="Table1.42" style:family="table-row">
      <style:table-row-properties fo:background-color="transparent" fo:keep-together="always">
        <style:background-image/>
      </style:table-row-properties>
    </style:style>
    <style:style style:name="Table1.43" style:family="table-row">
      <style:table-row-properties fo:background-color="transparent" fo:keep-together="always">
        <style:background-image/>
      </style:table-row-properties>
    </style:style>
    <style:style style:name="Table1.44" style:family="table-row">
      <style:table-row-properties fo:background-color="transparent" fo:keep-together="always">
        <style:background-image/>
      </style:table-row-properties>
    </style:style>
    <style:style style:name="Table1.45" style:family="table-row">
      <style:table-row-properties fo:background-color="transparent" fo:keep-together="always">
        <style:background-image/>
      </style:table-row-properties>
    </style:style>
    <style:style style:name="Table1.46" style:family="table-row">
      <style:table-row-properties fo:background-color="transparent" fo:keep-together="always">
        <style:background-image/>
      </style:table-row-properties>
    </style:style>
    <style:style style:name="Table1.47" style:family="table-row">
      <style:table-row-properties style:min-row-height="0.3382in" fo:background-color="transparent" fo:keep-together="always">
        <style:background-image/>
      </style:table-row-properties>
    </style:style>
    <style:style style:name="Table1.48" style:family="table-row">
      <style:table-row-properties fo:background-color="transparent" fo:keep-together="always">
        <style:background-image/>
      </style:table-row-properties>
    </style:style>
    <style:style style:name="Table1.49" style:family="table-row">
      <style:table-row-properties fo:background-color="transparent" fo:keep-together="always">
        <style:background-image/>
      </style:table-row-properties>
    </style:style>
    <style:style style:name="Table1.50" style:family="table-row">
      <style:table-row-properties fo:background-color="transparent" fo:keep-together="always">
        <style:background-image/>
      </style:table-row-properties>
    </style:style>
    <style:style style:name="Table1.51" style:family="table-row">
      <style:table-row-properties fo:background-color="transparent" fo:keep-together="always">
        <style:background-image/>
      </style:table-row-properties>
    </style:style>
    <style:style style:name="Table1.52" style:family="table-row">
      <style:table-row-properties fo:background-color="transparent" fo:keep-together="always">
        <style:background-image/>
      </style:table-row-properties>
    </style:style>
    <style:style style:name="Table1.53" style:family="table-row">
      <style:table-row-properties fo:background-color="transparent" fo:keep-together="always">
        <style:background-image/>
      </style:table-row-properties>
    </style:style>
    <style:style style:name="Table1.54" style:family="table-row">
      <style:table-row-properties fo:background-color="transparent" fo:keep-together="always">
        <style:background-image/>
      </style:table-row-properties>
    </style:style>
    <style:style style:name="Table1.55" style:family="table-row">
      <style:table-row-properties fo:background-color="transparent" fo:keep-together="always">
        <style:background-image/>
      </style:table-row-properties>
    </style:style>
    <style:style style:name="Table1.56" style:family="table-row">
      <style:table-row-properties fo:background-color="transparent" fo:keep-together="always">
        <style:background-image/>
      </style:table-row-properties>
    </style:style>
    <style:style style:name="Table1.57" style:family="table-row">
      <style:table-row-properties fo:background-color="transparent" fo:keep-together="always">
        <style:background-image/>
      </style:table-row-properties>
    </style:style>
    <style:style style:name="Table1.58" style:family="table-row">
      <style:table-row-properties fo:background-color="transparent" fo:keep-together="always">
        <style:background-image/>
      </style:table-row-properties>
    </style:style>
    <style:style style:name="Table1.59" style:family="table-row">
      <style:table-row-properties fo:background-color="transparent" fo:keep-together="always">
        <style:background-image/>
      </style:table-row-properties>
    </style:style>
    <style:style style:name="Table1.60" style:family="table-row">
      <style:table-row-properties fo:background-color="transparent" fo:keep-together="always">
        <style:background-image/>
      </style:table-row-properties>
    </style:style>
    <style:style style:name="Table1.61" style:family="table-row">
      <style:table-row-properties fo:background-color="transparent" fo:keep-together="always">
        <style:background-image/>
      </style:table-row-properties>
    </style:style>
    <style:style style:name="Table1.62" style:family="table-row">
      <style:table-row-properties fo:background-color="transparent" fo:keep-together="always">
        <style:background-image/>
      </style:table-row-properties>
    </style:style>
    <style:style style:name="Table1.63" style:family="table-row">
      <style:table-row-properties fo:background-color="transparent" fo:keep-together="always">
        <style:background-image/>
      </style:table-row-properties>
    </style:style>
    <style:style style:name="Table1.64" style:family="table-row">
      <style:table-row-properties fo:background-color="transparent" fo:keep-together="always">
        <style:background-image/>
      </style:table-row-properties>
    </style:style>
    <style:style style:name="Table1.65" style:family="table-row">
      <style:table-row-properties fo:background-color="transparent" fo:keep-together="always">
        <style:background-image/>
      </style:table-row-properties>
    </style:style>
    <style:style style:name="Table1.66" style:family="table-row">
      <style:table-row-properties fo:background-color="transparent" fo:keep-together="always">
        <style:background-image/>
      </style:table-row-properties>
    </style:style>
    <style:style style:name="Table1.67" style:family="table-row">
      <style:table-row-properties fo:background-color="transparent" fo:keep-together="always">
        <style:background-image/>
      </style:table-row-properties>
    </style:style>
    <style:style style:name="Table1.68" style:family="table-row">
      <style:table-row-properties fo:background-color="transparent" fo:keep-together="always">
        <style:background-image/>
      </style:table-row-properties>
    </style:style>
    <style:style style:name="Table1.69" style:family="table-row">
      <style:table-row-properties fo:background-color="transparent" fo:keep-together="always">
        <style:background-image/>
      </style:table-row-properties>
    </style:style>
    <style:style style:name="Table1.70" style:family="table-row">
      <style:table-row-properties fo:background-color="transparent" fo:keep-together="always">
        <style:background-image/>
      </style:table-row-properties>
    </style:style>
    <style:style style:name="Table1.71" style:family="table-row">
      <style:table-row-properties fo:background-color="transparent" fo:keep-together="always">
        <style:background-image/>
      </style:table-row-properties>
    </style:style>
    <style:style style:name="Table1.72" style:family="table-row">
      <style:table-row-properties fo:background-color="transparent" fo:keep-together="always">
        <style:background-image/>
      </style:table-row-properties>
    </style:style>
    <style:style style:name="Table1.73" style:family="table-row">
      <style:table-row-properties fo:background-color="transparent" fo:keep-together="always">
        <style:background-image/>
      </style:table-row-properties>
    </style:style>
    <style:style style:name="Table1.74" style:family="table-row">
      <style:table-row-properties fo:background-color="transparent" fo:keep-together="always">
        <style:background-image/>
      </style:table-row-properties>
    </style:style>
    <style:style style:name="Table1.75" style:family="table-row">
      <style:table-row-properties fo:background-color="transparent" fo:keep-together="always">
        <style:background-image/>
      </style:table-row-properties>
    </style:style>
    <style:style style:name="Table1.76" style:family="table-row">
      <style:table-row-properties fo:background-color="transparent" fo:keep-together="always">
        <style:background-image/>
      </style:table-row-properties>
    </style:style>
    <style:style style:name="Table1.77" style:family="table-row">
      <style:table-row-properties fo:background-color="transparent" fo:keep-together="always">
        <style:background-image/>
      </style:table-row-properties>
    </style:style>
    <style:style style:name="Table1.78" style:family="table-row">
      <style:table-row-properties fo:background-color="transparent" fo:keep-together="always">
        <style:background-image/>
      </style:table-row-properties>
    </style:style>
    <style:style style:name="Table1.79" style:family="table-row">
      <style:table-row-properties fo:background-color="transparent" fo:keep-together="always">
        <style:background-image/>
      </style:table-row-properties>
    </style:style>
    <style:style style:name="Table1.80" style:family="table-row">
      <style:table-row-properties fo:background-color="transparent" fo:keep-together="always">
        <style:background-image/>
      </style:table-row-properties>
    </style:style>
    <style:style style:name="Table1.81" style:family="table-row">
      <style:table-row-properties fo:background-color="transparent" fo:keep-together="always">
        <style:background-image/>
      </style:table-row-properties>
    </style:style>
    <style:style style:name="Table1.82" style:family="table-row">
      <style:table-row-properties fo:background-color="transparent" fo:keep-together="always">
        <style:background-image/>
      </style:table-row-properties>
    </style:style>
    <style:style style:name="Table1.83" style:family="table-row">
      <style:table-row-properties fo:background-color="transparent" fo:keep-together="always">
        <style:background-image/>
      </style:table-row-properties>
    </style:style>
    <style:style style:name="Table1.84" style:family="table-row">
      <style:table-row-properties fo:background-color="transparent" fo:keep-together="always">
        <style:background-image/>
      </style:table-row-properties>
    </style:style>
    <style:style style:name="Table1.85" style:family="table-row">
      <style:table-row-properties fo:background-color="transparent" fo:keep-together="always">
        <style:background-image/>
      </style:table-row-properties>
    </style:style>
    <style:style style:name="Table1.86" style:family="table-row">
      <style:table-row-properties fo:background-color="transparent" fo:keep-together="always">
        <style:background-image/>
      </style:table-row-properties>
    </style:style>
    <style:style style:name="Table1.87" style:family="table-row">
      <style:table-row-properties fo:background-color="transparent" fo:keep-together="always">
        <style:background-image/>
      </style:table-row-properties>
    </style:style>
    <style:style style:name="Table1.88" style:family="table-row">
      <style:table-row-properties fo:background-color="transparent" fo:keep-together="always">
        <style:background-image/>
      </style:table-row-properties>
    </style:style>
    <style:style style:name="Table1.89" style:family="table-row">
      <style:table-row-properties fo:background-color="transparent" fo:keep-together="always">
        <style:background-image/>
      </style:table-row-properties>
    </style:style>
    <style:style style:name="Table1.90" style:family="table-row">
      <style:table-row-properties fo:background-color="transparent" fo:keep-together="always">
        <style:background-image/>
      </style:table-row-properties>
    </style:style>
    <style:style style:name="Table1.91" style:family="table-row">
      <style:table-row-properties fo:background-color="transparent" fo:keep-together="always">
        <style:background-image/>
      </style:table-row-properties>
    </style:style>
    <style:style style:name="Table1.92" style:family="table-row">
      <style:table-row-properties fo:background-color="transparent" fo:keep-together="always">
        <style:background-image/>
      </style:table-row-properties>
    </style:style>
    <style:style style:name="Table1.93" style:family="table-row">
      <style:table-row-properties fo:background-color="transparent" fo:keep-together="always">
        <style:background-image/>
      </style:table-row-properties>
    </style:style>
    <style:style style:name="Table1.94" style:family="table-row">
      <style:table-row-properties fo:background-color="transparent" fo:keep-together="always">
        <style:background-image/>
      </style:table-row-properties>
    </style:style>
    <style:style style:name="Table1.95" style:family="table-row">
      <style:table-row-properties fo:background-color="transparent" fo:keep-together="always">
        <style:background-image/>
      </style:table-row-properties>
    </style:style>
    <style:style style:name="Table1.96" style:family="table-row">
      <style:table-row-properties fo:background-color="transparent" fo:keep-together="always">
        <style:background-image/>
      </style:table-row-properties>
    </style:style>
    <style:style style:name="Table1.97" style:family="table-row">
      <style:table-row-properties fo:background-color="transparent" fo:keep-together="always">
        <style:background-image/>
      </style:table-row-properties>
    </style:style>
    <style:style style:name="Table1.98" style:family="table-row">
      <style:table-row-properties fo:background-color="transparent" fo:keep-together="always">
        <style:background-image/>
      </style:table-row-properties>
    </style:style>
    <style:style style:name="Table1.99" style:family="table-row">
      <style:table-row-properties fo:background-color="transparent" fo:keep-together="always">
        <style:background-image/>
      </style:table-row-properties>
    </style:style>
    <style:style style:name="Table1.100" style:family="table-row">
      <style:table-row-properties fo:background-color="transparent" fo:keep-together="always">
        <style:background-image/>
      </style:table-row-properties>
    </style:style>
    <style:style style:name="Table1.101" style:family="table-row">
      <style:table-row-properties fo:background-color="transparent" fo:keep-together="always">
        <style:background-image/>
      </style:table-row-properties>
    </style:style>
    <style:style style:name="Table1.102" style:family="table-row">
      <style:table-row-properties fo:background-color="transparent" fo:keep-together="always">
        <style:background-image/>
      </style:table-row-properties>
    </style:style>
    <style:style style:name="Table1.103" style:family="table-row">
      <style:table-row-properties fo:background-color="transparent" fo:keep-together="always">
        <style:background-image/>
      </style:table-row-properties>
    </style:style>
    <style:style style:name="Table1.104" style:family="table-row">
      <style:table-row-properties fo:background-color="transparent" fo:keep-together="always">
        <style:background-image/>
      </style:table-row-properties>
    </style:style>
    <style:style style:name="Table1.105" style:family="table-row">
      <style:table-row-properties fo:background-color="transparent" fo:keep-together="always">
        <style:background-image/>
      </style:table-row-properties>
    </style:style>
    <style:style style:name="Table1.106" style:family="table-row">
      <style:table-row-properties fo:background-color="transparent" fo:keep-together="always">
        <style:background-image/>
      </style:table-row-properties>
    </style:style>
    <style:style style:name="Table1.107" style:family="table-row">
      <style:table-row-properties fo:background-color="transparent" fo:keep-together="always">
        <style:background-image/>
      </style:table-row-properties>
    </style:style>
    <style:style style:name="Table1.108" style:family="table-row">
      <style:table-row-properties fo:background-color="transparent" fo:keep-together="always">
        <style:background-image/>
      </style:table-row-properties>
    </style:style>
    <style:style style:name="Table1.109" style:family="table-row">
      <style:table-row-properties fo:background-color="transparent" fo:keep-together="always">
        <style:background-image/>
      </style:table-row-properties>
    </style:style>
    <style:style style:name="Table1.110" style:family="table-row">
      <style:table-row-properties fo:background-color="transparent" fo:keep-together="always">
        <style:background-image/>
      </style:table-row-properties>
    </style:style>
    <style:style style:name="Table1.111" style:family="table-row">
      <style:table-row-properties fo:background-color="transparent" fo:keep-together="always">
        <style:background-image/>
      </style:table-row-properties>
    </style:style>
    <style:style style:name="Table1.112" style:family="table-row">
      <style:table-row-properties fo:background-color="transparent" fo:keep-together="always">
        <style:background-image/>
      </style:table-row-properties>
    </style:style>
    <style:style style:name="Table1.113" style:family="table-row">
      <style:table-row-properties fo:background-color="transparent" fo:keep-together="always">
        <style:background-image/>
      </style:table-row-properties>
    </style:style>
    <style:style style:name="Table1.114" style:family="table-row">
      <style:table-row-properties fo:background-color="transparent" fo:keep-together="always">
        <style:background-image/>
      </style:table-row-properties>
    </style:style>
    <style:style style:name="Table1.115" style:family="table-row">
      <style:table-row-properties fo:background-color="transparent" fo:keep-together="always">
        <style:background-image/>
      </style:table-row-properties>
    </style:style>
    <style:style style:name="Table1.116" style:family="table-row">
      <style:table-row-properties fo:background-color="transparent" fo:keep-together="always">
        <style:background-image/>
      </style:table-row-properties>
    </style:style>
    <style:style style:name="Table1.117" style:family="table-row">
      <style:table-row-properties fo:background-color="transparent" fo:keep-together="always">
        <style:background-image/>
      </style:table-row-properties>
    </style:style>
    <style:style style:name="Table1.118" style:family="table-row">
      <style:table-row-properties fo:background-color="transparent" fo:keep-together="always">
        <style:background-image/>
      </style:table-row-properties>
    </style:style>
    <style:style style:name="Table1.119" style:family="table-row">
      <style:table-row-properties fo:background-color="transparent" fo:keep-together="always">
        <style:background-image/>
      </style:table-row-properties>
    </style:style>
    <style:style style:name="Table1.120" style:family="table-row">
      <style:table-row-properties fo:background-color="transparent" fo:keep-together="always">
        <style:background-image/>
      </style:table-row-properties>
    </style:style>
    <style:style style:name="Table1.121" style:family="table-row">
      <style:table-row-properties fo:background-color="transparent" fo:keep-together="always">
        <style:background-image/>
      </style:table-row-properties>
    </style:style>
    <style:style style:name="Table1.122" style:family="table-row">
      <style:table-row-properties fo:background-color="transparent" fo:keep-together="always">
        <style:background-image/>
      </style:table-row-properties>
    </style:style>
    <style:style style:name="Table1.123" style:family="table-row">
      <style:table-row-properties fo:background-color="transparent" fo:keep-together="always">
        <style:background-image/>
      </style:table-row-properties>
    </style:style>
    <style:style style:name="Table1.124" style:family="table-row">
      <style:table-row-properties fo:background-color="transparent" fo:keep-together="always">
        <style:background-image/>
      </style:table-row-properties>
    </style:style>
    <style:style style:name="Table1.125" style:family="table-row">
      <style:table-row-properties fo:background-color="transparent" fo:keep-together="always">
        <style:background-image/>
      </style:table-row-properties>
    </style:style>
    <style:style style:name="Table1.126" style:family="table-row">
      <style:table-row-properties fo:background-color="transparent" fo:keep-together="always">
        <style:background-image/>
      </style:table-row-properties>
    </style:style>
    <style:style style:name="Table1.127" style:family="table-row">
      <style:table-row-properties fo:background-color="transparent" fo:keep-together="always">
        <style:background-image/>
      </style:table-row-properties>
    </style:style>
    <style:style style:name="Table1.128" style:family="table-row">
      <style:table-row-properties fo:background-color="transparent" fo:keep-together="always">
        <style:background-image/>
      </style:table-row-properties>
    </style:style>
    <style:style style:name="Table1.129" style:family="table-row">
      <style:table-row-properties fo:background-color="transparent" fo:keep-together="always">
        <style:background-image/>
      </style:table-row-properties>
    </style:style>
    <style:style style:name="Table1.130" style:family="table-row">
      <style:table-row-properties fo:background-color="transparent" fo:keep-together="always">
        <style:background-image/>
      </style:table-row-properties>
    </style:style>
    <style:style style:name="Table1.131" style:family="table-row">
      <style:table-row-properties fo:background-color="transparent" fo:keep-together="always">
        <style:background-image/>
      </style:table-row-properties>
    </style:style>
    <style:style style:name="Table1.132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Example">
      <style:text-properties officeooo:paragraph-rsid="0041617d"/>
    </style:style>
    <style:style style:name="P2" style:family="paragraph" style:parent-style-name="Title">
      <style:text-properties officeooo:paragraph-rsid="0041617d"/>
    </style:style>
    <style:style style:name="P3" style:family="paragraph" style:parent-style-name="Table_20_Contents">
      <style:paragraph-properties fo:text-align="end" style:justify-single-word="false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4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Roboto1" fo:font-size="7.80000019073486pt" fo:font-weight="bold" officeooo:rsid="001b0179" officeooo:paragraph-rsid="001b0179" style:font-size-asian="7.80000019073486pt" style:font-weight-asian="bold" style:font-size-complex="7.80000019073486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Roboto1" fo:font-size="7.80000019073486pt" fo:font-weight="bold" officeooo:rsid="001b0179" officeooo:paragraph-rsid="005edbc5" style:font-size-asian="7.80000019073486pt" style:font-weight-asian="bold" style:font-size-complex="7.8000001907348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Roboto1" fo:font-size="7.80000019073486pt" style:font-size-asian="7.80000019073486pt" style:font-size-complex="7.80000019073486pt"/>
    </style:style>
    <style:style style:name="P8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b160f" officeooo:paragraph-rsid="005b160f" style:font-size-asian="7.80000019073486pt" style:font-size-complex="7.80000019073486pt"/>
    </style:style>
    <style:style style:name="P9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Roboto1" fo:font-size="7.80000019073486pt" fo:language="cs" fo:country="CZ" officeooo:rsid="005b160f" officeooo:paragraph-rsid="005b160f" style:font-size-asian="7.80000019073486pt" style:font-size-complex="7.80000019073486pt"/>
    </style:style>
    <style:style style:name="P10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be4a5" officeooo:paragraph-rsid="005be4a5" style:font-size-asian="7.80000019073486pt" style:font-size-complex="7.80000019073486pt"/>
    </style:style>
    <style:style style:name="P11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c911a" officeooo:paragraph-rsid="005c911a" style:font-size-asian="7.80000019073486pt" style:font-size-complex="7.80000019073486pt"/>
    </style:style>
    <style:style style:name="P12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d7025" officeooo:paragraph-rsid="005d7025" style:font-size-asian="7.80000019073486pt" style:font-size-complex="7.80000019073486pt"/>
    </style:style>
    <style:style style:name="P13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e35a2" officeooo:paragraph-rsid="005e35a2" style:font-size-asian="7.80000019073486pt" style:font-size-complex="7.80000019073486pt"/>
    </style:style>
    <style:style style:name="P14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e38bf" officeooo:paragraph-rsid="005e38bf" style:font-size-asian="7.80000019073486pt" style:font-size-complex="7.80000019073486pt"/>
    </style:style>
    <style:style style:name="P15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edbc5" officeooo:paragraph-rsid="005edbc5" style:font-size-asian="7.80000019073486pt" style:font-size-complex="7.80000019073486pt"/>
    </style:style>
    <style:style style:name="P16" style:family="paragraph" style:parent-style-name="Table_20_Contents">
      <style:paragraph-properties fo:text-align="end" style:justify-single-word="false"/>
      <style:text-properties style:font-name="Roboto1" fo:font-size="7.80000019073486pt" fo:language="cs" fo:country="CZ" fo:font-weight="bold" officeooo:rsid="005edbc5" officeooo:paragraph-rsid="005edbc5" style:font-size-asian="7.80000019073486pt" style:font-weight-asian="bold" style:font-size-complex="7.80000019073486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Roboto1" fo:font-size="7.80000019073486pt" fo:language="cs" fo:country="CZ" fo:font-weight="bold" officeooo:rsid="005edbc5" officeooo:paragraph-rsid="0063a2d7" style:font-size-asian="7.80000019073486pt" style:font-weight-asian="bold" style:font-size-complex="7.80000019073486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Roboto1" fo:font-size="7.80000019073486pt" fo:language="en" fo:country="US" fo:font-weight="bold" officeooo:rsid="005edbc5" officeooo:paragraph-rsid="005edbc5" style:font-size-asian="7.80000019073486pt" style:font-weight-asian="bold" style:font-size-complex="7.8000001907348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Roboto1" fo:font-size="7.80000019073486pt" fo:language="en" fo:country="US" officeooo:rsid="005edbc5" officeooo:paragraph-rsid="005edbc5" style:font-size-asian="7.80000019073486pt" style:font-size-complex="7.80000019073486pt"/>
    </style:style>
    <style:style style:name="P20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bold" officeooo:rsid="005edbc5" officeooo:paragraph-rsid="005edbc5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bold" officeooo:rsid="00647b01" officeooo:paragraph-rsid="0063a2d7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normal" officeooo:rsid="005edbc5" officeooo:paragraph-rsid="0063a2d7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normal" officeooo:rsid="00647b01" officeooo:paragraph-rsid="0063a2d7" style:font-size-asian="9pt" style:font-weight-asian="normal" style:font-size-complex="9pt" style:font-weight-complex="normal"/>
    </style:style>
    <style:style style:name="P24" style:family="paragraph" style:parent-style-name="Example">
      <style:text-properties fo:font-style="normal" officeooo:rsid="00552faf" officeooo:paragraph-rsid="00552faf" style:font-style-asian="normal" style:font-style-complex="normal"/>
    </style:style>
    <style:style style:name="P25" style:family="paragraph" style:parent-style-name="Example">
      <style:text-properties fo:font-style="normal" fo:font-weight="bold" officeooo:rsid="006b8a79" officeooo:paragraph-rsid="006b8a79" style:font-style-asian="normal" style:font-weight-asian="bold" style:font-style-complex="normal" style:font-weight-complex="bold"/>
    </style:style>
    <style:style style:name="P26" style:family="paragraph" style:parent-style-name="Example">
      <style:text-properties officeooo:paragraph-rsid="0053695c"/>
    </style:style>
    <style:style style:name="P27" style:family="paragraph" style:parent-style-name="Text_20_body">
      <style:text-properties officeooo:paragraph-rsid="0053695c"/>
    </style:style>
    <style:style style:name="P28" style:family="paragraph" style:parent-style-name="Example">
      <style:text-properties officeooo:paragraph-rsid="00552faf"/>
    </style:style>
    <style:style style:name="P29" style:family="paragraph" style:parent-style-name="Text_20_body">
      <style:text-properties officeooo:paragraph-rsid="00552faf"/>
    </style:style>
    <style:style style:name="P30" style:family="paragraph" style:parent-style-name="Example">
      <style:text-properties fo:language="cs" fo:country="CZ" fo:font-style="normal" officeooo:rsid="0063a2d7" officeooo:paragraph-rsid="0063a2d7" style:font-style-asian="normal" style:font-style-complex="normal"/>
    </style:style>
    <style:style style:name="P31" style:family="paragraph" style:parent-style-name="Example">
      <style:text-properties fo:language="cs" fo:country="CZ" officeooo:rsid="0061f326" officeooo:paragraph-rsid="0061f326"/>
    </style:style>
    <style:style style:name="P32" style:family="paragraph" style:parent-style-name="Example">
      <style:text-properties fo:language="cs" fo:country="CZ" fo:font-style="italic" officeooo:rsid="0063a2d7" officeooo:paragraph-rsid="0063a2d7" style:font-style-asian="italic" style:font-style-complex="italic"/>
    </style:style>
    <style:style style:name="P33" style:family="paragraph" style:parent-style-name="Example">
      <style:text-properties fo:language="cs" fo:country="CZ" officeooo:rsid="006b2392" officeooo:paragraph-rsid="006b2392"/>
    </style:style>
    <style:style style:name="P34" style:family="paragraph" style:parent-style-name="Example">
      <style:text-properties fo:language="cs" fo:country="CZ" fo:font-weight="bold" officeooo:rsid="006b2392" officeooo:paragraph-rsid="006b2392" style:font-weight-asian="bold" style:font-weight-complex="bold"/>
    </style:style>
    <style:style style:name="P35" style:family="paragraph" style:parent-style-name="Example">
      <style:text-properties fo:language="cs" fo:country="CZ" fo:font-weight="bold" officeooo:rsid="006b8a79" officeooo:paragraph-rsid="006b8a79" style:font-weight-asian="bold" style:font-weight-complex="bold"/>
    </style:style>
    <style:style style:name="P36" style:family="paragraph" style:parent-style-name="Example">
      <style:text-properties officeooo:paragraph-rsid="00663dfc"/>
    </style:style>
    <style:style style:name="P37" style:family="paragraph" style:parent-style-name="Example">
      <style:text-properties officeooo:paragraph-rsid="00678360"/>
    </style:style>
    <style:style style:name="P38" style:family="paragraph" style:parent-style-name="Text_20_body">
      <style:text-properties officeooo:paragraph-rsid="00678360"/>
    </style:style>
    <style:style style:name="P39" style:family="paragraph" style:parent-style-name="Example">
      <style:text-properties officeooo:paragraph-rsid="00687e6c"/>
    </style:style>
    <style:style style:name="P40" style:family="paragraph" style:parent-style-name="Example">
      <style:text-properties officeooo:rsid="006897f8" officeooo:paragraph-rsid="006897f8"/>
    </style:style>
    <style:style style:name="P41" style:family="paragraph" style:parent-style-name="Example">
      <style:text-properties officeooo:paragraph-rsid="006897f8"/>
    </style:style>
    <style:style style:name="P42" style:family="paragraph" style:parent-style-name="Text_20_body">
      <style:text-properties officeooo:paragraph-rsid="006897f8"/>
    </style:style>
    <style:style style:name="P43" style:family="paragraph" style:parent-style-name="Example">
      <style:text-properties officeooo:paragraph-rsid="0069bff4"/>
    </style:style>
    <style:style style:name="P44" style:family="paragraph" style:parent-style-name="Text_20_body">
      <style:text-properties officeooo:paragraph-rsid="0069bff4"/>
    </style:style>
    <style:style style:name="P45" style:family="paragraph" style:parent-style-name="Example">
      <style:text-properties officeooo:rsid="00356034" officeooo:paragraph-rsid="006b2392"/>
    </style:style>
    <style:style style:name="P46" style:family="paragraph" style:parent-style-name="Text_20_body">
      <style:text-properties officeooo:rsid="00356034" officeooo:paragraph-rsid="006b2392"/>
    </style:style>
    <style:style style:name="P47" style:family="paragraph" style:parent-style-name="Example">
      <style:text-properties officeooo:paragraph-rsid="006b2392"/>
    </style:style>
    <style:style style:name="P48" style:family="paragraph" style:parent-style-name="Example">
      <style:text-properties officeooo:rsid="003482f1" officeooo:paragraph-rsid="0041617d"/>
    </style:style>
    <style:style style:name="P49" style:family="paragraph" style:parent-style-name="Example">
      <style:text-properties officeooo:paragraph-rsid="006b9e6a"/>
    </style:style>
    <style:style style:name="P50" style:family="paragraph" style:parent-style-name="Example">
      <style:text-properties fo:font-style="italic" fo:font-weight="bold" officeooo:rsid="006b9e6a" officeooo:paragraph-rsid="006b9e6a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fo:font-style="italic" officeooo:rsid="00663dfc" officeooo:paragraph-rsid="00663dfc" style:font-style-asian="italic" style:font-style-complex="italic"/>
    </style:style>
    <style:style style:name="P52" style:family="paragraph" style:parent-style-name="Text_20_body">
      <style:text-properties fo:font-style="italic" officeooo:rsid="00663dfc" officeooo:paragraph-rsid="006b2392" style:font-style-asian="italic" style:font-style-complex="italic"/>
    </style:style>
    <style:style style:name="P53" style:family="paragraph" style:parent-style-name="Text_20_body">
      <style:text-properties fo:font-style="italic" officeooo:rsid="006759d4" officeooo:paragraph-rsid="006759d4" style:font-style-asian="italic" style:font-style-complex="italic"/>
    </style:style>
    <style:style style:name="P54" style:family="paragraph" style:parent-style-name="Text_20_body">
      <style:text-properties officeooo:rsid="00522ce5" officeooo:paragraph-rsid="00522ce5"/>
    </style:style>
    <style:style style:name="P55" style:family="paragraph" style:parent-style-name="Text_20_body">
      <style:text-properties officeooo:paragraph-rsid="00522ce5"/>
    </style:style>
    <style:style style:name="P56" style:family="paragraph" style:parent-style-name="Text_20_body">
      <style:text-properties officeooo:paragraph-rsid="005596c4"/>
    </style:style>
    <style:style style:name="P57" style:family="paragraph" style:parent-style-name="Text_20_body">
      <style:text-properties officeooo:paragraph-rsid="0059de1b"/>
    </style:style>
    <style:style style:name="P58" style:family="paragraph" style:parent-style-name="Text_20_body">
      <style:text-properties officeooo:rsid="0059de1b" officeooo:paragraph-rsid="0059de1b"/>
    </style:style>
    <style:style style:name="P59" style:family="paragraph" style:parent-style-name="Text_20_body">
      <style:text-properties officeooo:rsid="00663dfc" officeooo:paragraph-rsid="00663dfc"/>
    </style:style>
    <style:style style:name="P60" style:family="paragraph" style:parent-style-name="Text_20_body">
      <style:text-properties officeooo:rsid="006759d4" officeooo:paragraph-rsid="006759d4"/>
    </style:style>
    <style:style style:name="P61" style:family="paragraph" style:parent-style-name="Text_20_body">
      <style:text-properties officeooo:rsid="00678360" officeooo:paragraph-rsid="00678360"/>
    </style:style>
    <style:style style:name="P62" style:family="paragraph" style:parent-style-name="Text_20_body">
      <style:text-properties officeooo:rsid="00687e6c" officeooo:paragraph-rsid="00687e6c"/>
    </style:style>
    <style:style style:name="P63" style:family="paragraph" style:parent-style-name="Text_20_body">
      <style:text-properties officeooo:rsid="006b8a79" officeooo:paragraph-rsid="006b8a79"/>
    </style:style>
    <style:style style:name="P64" style:family="paragraph" style:parent-style-name="Example">
      <style:text-properties fo:language="cs" fo:country="CZ" fo:font-style="normal" officeooo:rsid="006b8a79" officeooo:paragraph-rsid="006b8a79" style:font-style-asian="normal" style:font-style-complex="normal"/>
    </style:style>
    <style:style style:name="P65" style:family="paragraph" style:parent-style-name="Example">
      <style:text-properties fo:language="cs" fo:country="CZ" fo:font-style="italic" officeooo:rsid="0063a2d7" officeooo:paragraph-rsid="0063a2d7" style:font-style-asian="italic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normal" officeooo:rsid="00647b01" officeooo:paragraph-rsid="0063a2d7" style:font-size-asian="9pt" style:font-weight-asian="normal" style:font-size-complex="9pt" style:font-weight-complex="normal"/>
    </style:style>
    <style:style style:name="P67" style:family="paragraph" style:parent-style-name="Heading_20_1">
      <style:text-properties officeooo:rsid="00522ce5" officeooo:paragraph-rsid="00522ce5"/>
    </style:style>
    <style:style style:name="P68" style:family="paragraph" style:parent-style-name="Heading_20_1">
      <style:text-properties officeooo:rsid="00522ce5" officeooo:paragraph-rsid="006b2392"/>
    </style:style>
    <style:style style:name="P69" style:family="paragraph" style:parent-style-name="Heading_20_1">
      <style:text-properties fo:language="cs" fo:country="CZ" officeooo:rsid="0053695c" officeooo:paragraph-rsid="0053695c"/>
    </style:style>
    <style:style style:name="P70" style:family="paragraph" style:parent-style-name="Heading_20_1">
      <style:text-properties fo:language="cs" fo:country="CZ" officeooo:rsid="005596c4" officeooo:paragraph-rsid="005596c4"/>
    </style:style>
    <style:style style:name="P71" style:family="paragraph" style:parent-style-name="Heading_20_1">
      <style:text-properties fo:language="cs" fo:country="CZ" officeooo:rsid="00573062" officeooo:paragraph-rsid="00573062"/>
    </style:style>
    <style:style style:name="P72" style:family="paragraph" style:parent-style-name="Heading_20_1">
      <style:text-properties fo:language="cs" fo:country="CZ" officeooo:rsid="00573062" officeooo:paragraph-rsid="006897f8"/>
    </style:style>
    <style:style style:name="P73" style:family="paragraph" style:parent-style-name="Heading_20_1">
      <style:text-properties fo:language="cs" fo:country="CZ" officeooo:rsid="00586720" officeooo:paragraph-rsid="00586720"/>
    </style:style>
    <style:style style:name="P74" style:family="paragraph" style:parent-style-name="Heading_20_1">
      <style:text-properties fo:language="cs" fo:country="CZ" officeooo:rsid="0061f326" officeooo:paragraph-rsid="0061f326"/>
    </style:style>
    <style:style style:name="P75" style:family="paragraph" style:parent-style-name="Heading_20_1">
      <style:text-properties fo:language="cs" fo:country="CZ" officeooo:rsid="0059de1b" officeooo:paragraph-rsid="0059de1b"/>
    </style:style>
    <style:style style:name="P76" style:family="paragraph" style:parent-style-name="Heading_20_1">
      <style:text-properties fo:language="cs" fo:country="CZ" officeooo:rsid="006759d4" officeooo:paragraph-rsid="006759d4"/>
    </style:style>
    <style:style style:name="P77" style:family="paragraph" style:parent-style-name="Heading_20_1">
      <style:text-properties fo:language="cs" fo:country="CZ" officeooo:rsid="00687e6c" officeooo:paragraph-rsid="00687e6c"/>
    </style:style>
    <style:style style:name="P78" style:family="paragraph" style:parent-style-name="Heading_20_1">
      <style:text-properties fo:language="cs" fo:country="CZ" officeooo:rsid="00522ce5" officeooo:paragraph-rsid="00522ce5"/>
    </style:style>
    <style:style style:name="P79" style:family="paragraph" style:parent-style-name="Heading_20_1">
      <style:text-properties officeooo:paragraph-rsid="00678360"/>
    </style:style>
    <style:style style:name="P80" style:family="paragraph" style:parent-style-name="Heading_20_1">
      <style:text-properties officeooo:paragraph-rsid="0041617d"/>
    </style:style>
    <style:style style:name="P81" style:family="paragraph" style:parent-style-name="Text_20_body">
      <style:text-properties fo:language="cs" fo:country="CZ" officeooo:rsid="006759d4" officeooo:paragraph-rsid="006759d4"/>
    </style:style>
    <style:style style:name="P82" style:family="paragraph" style:parent-style-name="Text_20_body">
      <style:text-properties fo:language="cs" fo:country="CZ" officeooo:rsid="00663dfc" officeooo:paragraph-rsid="00663dfc"/>
    </style:style>
    <style:style style:name="P83" style:family="paragraph" style:parent-style-name="Text_20_body">
      <style:text-properties style:font-name="Roboto" fo:font-size="9pt" officeooo:rsid="003dcf81" officeooo:paragraph-rsid="0063a2d7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647b0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4f532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3752e0" style:font-style-asian="italic" style:font-weight-asian="bold" style:font-style-complex="italic" style:font-weight-complex="bold"/>
    </style:style>
    <style:style style:name="T7" style:family="text">
      <style:text-properties style:font-name="Roboto" fo:font-size="9pt" fo:language="cs" fo:country="CZ" officeooo:rsid="005596c4" style:font-size-asian="9pt" style:font-size-complex="9pt"/>
    </style:style>
    <style:style style:name="T8" style:family="text">
      <style:text-properties style:font-name="Roboto" fo:font-size="9pt" fo:language="cs" fo:country="CZ" officeooo:rsid="00678360" style:font-size-asian="9pt" style:font-size-complex="9pt"/>
    </style:style>
    <style:style style:name="T9" style:family="text">
      <style:text-properties style:font-name="Roboto" fo:font-size="9pt" fo:language="cs" fo:country="CZ" fo:font-style="italic" style:font-size-asian="9pt" style:font-style-asian="italic" style:font-size-complex="9pt" style:font-style-complex="italic"/>
    </style:style>
    <style:style style:name="T10" style:family="text">
      <style:text-properties style:font-name="Roboto" fo:font-size="9pt" fo:language="cs" fo:country="CZ" fo:font-style="normal" style:font-size-asian="9pt" style:font-style-asian="normal" style:font-size-complex="9pt" style:font-style-complex="normal"/>
    </style:style>
    <style:style style:name="T11" style:family="text">
      <style:text-properties style:font-name="Roboto" fo:font-size="9pt" fo:language="cs" fo:country="CZ" fo:font-style="normal" officeooo:rsid="0059de1b" style:font-size-asian="9pt" style:font-style-asian="normal" style:font-size-complex="9pt" style:font-style-complex="normal"/>
    </style:style>
    <style:style style:name="T12" style:family="text">
      <style:text-properties style:font-name="Roboto1" fo:font-size="9pt" fo:font-style="italic" fo:font-weight="bold" officeooo:rsid="001d411a" style:font-size-asian="9pt" style:font-style-asian="italic" style:font-weight-asian="bold" style:font-size-complex="9pt" style:font-style-complex="italic" style:font-weight-complex="bold"/>
    </style:style>
    <style:style style:name="T13" style:family="text">
      <style:text-properties style:font-name="Roboto1" fo:font-size="9pt" fo:font-style="italic" fo:font-weight="bold" officeooo:rsid="0030dc0c" style:font-size-asian="9pt" style:font-style-asian="italic" style:font-weight-asian="bold" style:font-size-complex="9pt" style:font-style-complex="italic" style:font-weight-complex="bold"/>
    </style:style>
    <style:style style:name="T14" style:family="text">
      <style:text-properties style:font-name="Roboto1" fo:font-size="9pt" fo:font-style="italic" fo:font-weight="bold" officeooo:rsid="004b7151" style:font-size-asian="9pt" style:font-style-asian="italic" style:font-weight-asian="bold" style:font-size-complex="9pt" style:font-style-complex="italic" style:font-weight-complex="bold"/>
    </style:style>
    <style:style style:name="T15" style:family="text">
      <style:text-properties style:font-name="Roboto1" fo:font-size="9pt" fo:font-style="italic" fo:font-weight="bold" officeooo:rsid="004a14f3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style:font-name="Roboto1" fo:font-size="9pt" fo:language="cs" fo:country="CZ" fo:font-style="italic" fo:font-weight="normal" officeooo:rsid="0059de1b" style:font-size-asian="9pt" style:font-style-asian="italic" style:font-weight-asian="normal" style:font-size-complex="9pt" style:font-style-complex="italic" style:font-weight-complex="normal"/>
    </style:style>
    <style:style style:name="T17" style:family="text">
      <style:text-properties style:font-name="Roboto1" fo:font-size="9pt" fo:language="cs" fo:country="CZ" fo:font-style="italic" fo:font-weight="normal" officeooo:rsid="005b160f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style:font-name="Roboto1" fo:font-size="9pt" fo:language="cs" fo:country="CZ" fo:font-style="italic" fo:font-weight="bold" officeooo:rsid="0059de1b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officeooo:rsid="00356034"/>
    </style:style>
    <style:style style:name="T20" style:family="text">
      <style:text-properties officeooo:rsid="003752e0"/>
    </style:style>
    <style:style style:name="T21" style:family="text">
      <style:text-properties officeooo:rsid="00464e88"/>
    </style:style>
    <style:style style:name="T22" style:family="text">
      <style:text-properties fo:language="cs" fo:country="CZ"/>
    </style:style>
    <style:style style:name="T23" style:family="text">
      <style:text-properties fo:language="cs" fo:country="CZ" officeooo:rsid="00522ce5"/>
    </style:style>
    <style:style style:name="T24" style:family="text">
      <style:text-properties fo:language="cs" fo:country="CZ" fo:font-style="italic" style:font-style-asian="italic" style:font-style-complex="italic"/>
    </style:style>
    <style:style style:name="T25" style:family="text">
      <style:text-properties fo:language="cs" fo:country="CZ" fo:font-style="italic" officeooo:rsid="0053695c" style:font-style-asian="italic" style:font-style-complex="italic"/>
    </style:style>
    <style:style style:name="T26" style:family="text">
      <style:text-properties fo:language="cs" fo:country="CZ" fo:font-style="italic" officeooo:rsid="005596c4" style:font-style-asian="italic" style:font-style-complex="italic"/>
    </style:style>
    <style:style style:name="T27" style:family="text">
      <style:text-properties fo:language="cs" fo:country="CZ" fo:font-style="italic" officeooo:rsid="00573062" style:font-style-asian="italic" style:font-style-complex="italic"/>
    </style:style>
    <style:style style:name="T28" style:family="text">
      <style:text-properties fo:language="cs" fo:country="CZ" fo:font-style="italic" officeooo:rsid="00586720" style:font-style-asian="italic" style:font-style-complex="italic"/>
    </style:style>
    <style:style style:name="T29" style:family="text">
      <style:text-properties fo:language="cs" fo:country="CZ" fo:font-style="italic" officeooo:rsid="005b160f" style:font-style-asian="italic" style:font-style-complex="italic"/>
    </style:style>
    <style:style style:name="T30" style:family="text">
      <style:text-properties fo:language="cs" fo:country="CZ" fo:font-style="italic" officeooo:rsid="00678360" style:font-style-asian="italic" style:font-style-complex="italic"/>
    </style:style>
    <style:style style:name="T31" style:family="text">
      <style:text-properties fo:language="cs" fo:country="CZ" fo:font-style="italic" officeooo:rsid="0069bff4" style:font-style-asian="italic" style:font-style-complex="italic"/>
    </style:style>
    <style:style style:name="T32" style:family="text">
      <style:text-properties fo:language="cs" fo:country="CZ" fo:font-style="italic" officeooo:rsid="006b8a79" style:font-style-asian="italic" style:font-style-complex="italic"/>
    </style:style>
    <style:style style:name="T33" style:family="text">
      <style:text-properties fo:language="cs" fo:country="CZ" fo:font-style="italic" officeooo:rsid="00713083" style:font-style-asian="italic" style:font-style-complex="italic"/>
    </style:style>
    <style:style style:name="T34" style:family="text">
      <style:text-properties fo:language="cs" fo:country="CZ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language="cs" fo:country="CZ" fo:font-style="italic" fo:font-weight="bold" officeooo:rsid="00573062" style:font-style-asian="italic" style:font-weight-asian="bold" style:font-style-complex="italic" style:font-weight-complex="bold"/>
    </style:style>
    <style:style style:name="T36" style:family="text">
      <style:text-properties fo:language="cs" fo:country="CZ" fo:font-style="italic" fo:font-weight="bold" officeooo:rsid="006b2392" style:font-style-asian="italic" style:font-weight-asian="bold" style:font-style-complex="italic" style:font-weight-complex="bold"/>
    </style:style>
    <style:style style:name="T37" style:family="text">
      <style:text-properties fo:language="cs" fo:country="CZ" fo:font-style="italic" fo:font-weight="bold" officeooo:rsid="006b8a79" style:font-style-asian="italic" style:font-weight-asian="bold" style:font-style-complex="italic" style:font-weight-complex="bold"/>
    </style:style>
    <style:style style:name="T38" style:family="text">
      <style:text-properties fo:language="cs" fo:country="CZ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language="cs" fo:country="CZ" fo:font-style="italic" fo:font-weight="normal" officeooo:rsid="006b9e6a" style:font-style-asian="italic" style:font-weight-asian="normal" style:font-style-complex="italic" style:font-weight-complex="normal"/>
    </style:style>
    <style:style style:name="T40" style:family="text">
      <style:text-properties fo:language="cs" fo:country="CZ" fo:font-style="normal" style:font-style-asian="normal" style:font-style-complex="normal"/>
    </style:style>
    <style:style style:name="T41" style:family="text">
      <style:text-properties fo:language="cs" fo:country="CZ" fo:font-style="normal" officeooo:rsid="0053695c" style:font-style-asian="normal" style:font-style-complex="normal"/>
    </style:style>
    <style:style style:name="T42" style:family="text">
      <style:text-properties fo:language="cs" fo:country="CZ" fo:font-style="normal" officeooo:rsid="005596c4" style:font-style-asian="normal" style:font-style-complex="normal"/>
    </style:style>
    <style:style style:name="T43" style:family="text">
      <style:text-properties fo:language="cs" fo:country="CZ" fo:font-style="normal" officeooo:rsid="00573062" style:font-style-asian="normal" style:font-style-complex="normal"/>
    </style:style>
    <style:style style:name="T44" style:family="text">
      <style:text-properties fo:language="cs" fo:country="CZ" fo:font-style="normal" officeooo:rsid="00586720" style:font-style-asian="normal" style:font-style-complex="normal"/>
    </style:style>
    <style:style style:name="T45" style:family="text">
      <style:text-properties fo:language="cs" fo:country="CZ" fo:font-style="normal" officeooo:rsid="005b160f" style:font-style-asian="normal" style:font-style-complex="normal"/>
    </style:style>
    <style:style style:name="T46" style:family="text">
      <style:text-properties fo:language="cs" fo:country="CZ" fo:font-style="normal" officeooo:rsid="005f0dcf" style:font-style-asian="normal" style:font-style-complex="normal"/>
    </style:style>
    <style:style style:name="T47" style:family="text">
      <style:text-properties fo:language="cs" fo:country="CZ" fo:font-style="normal" officeooo:rsid="00600116" style:font-style-asian="normal" style:font-style-complex="normal"/>
    </style:style>
    <style:style style:name="T48" style:family="text">
      <style:text-properties fo:language="cs" fo:country="CZ" fo:font-style="normal" officeooo:rsid="006897f8" style:font-style-asian="normal" style:font-style-complex="normal"/>
    </style:style>
    <style:style style:name="T49" style:family="text">
      <style:text-properties fo:language="cs" fo:country="CZ" fo:font-style="normal" officeooo:rsid="0069bff4" style:font-style-asian="normal" style:font-style-complex="normal"/>
    </style:style>
    <style:style style:name="T50" style:family="text">
      <style:text-properties fo:language="cs" fo:country="CZ" fo:font-style="normal" officeooo:rsid="006dae5f" style:font-style-asian="normal" style:font-style-complex="normal"/>
    </style:style>
    <style:style style:name="T51" style:family="text">
      <style:text-properties fo:language="cs" fo:country="CZ" fo:font-style="normal" fo:font-weight="normal" officeooo:rsid="006b9e6a" style:font-style-asian="normal" style:font-weight-asian="normal" style:font-style-complex="normal" style:font-weight-complex="normal"/>
    </style:style>
    <style:style style:name="T52" style:family="text">
      <style:text-properties fo:language="cs" fo:country="CZ" fo:font-style="normal" fo:font-weight="normal" officeooo:rsid="00586720" style:font-style-asian="normal" style:font-weight-asian="normal" style:font-style-complex="normal" style:font-weight-complex="normal"/>
    </style:style>
    <style:style style:name="T53" style:family="text">
      <style:text-properties fo:language="cs" fo:country="CZ" officeooo:rsid="0053695c"/>
    </style:style>
    <style:style style:name="T54" style:family="text">
      <style:text-properties fo:language="cs" fo:country="CZ" officeooo:rsid="00552faf"/>
    </style:style>
    <style:style style:name="T55" style:family="text">
      <style:text-properties fo:language="cs" fo:country="CZ" officeooo:rsid="005596c4"/>
    </style:style>
    <style:style style:name="T56" style:family="text">
      <style:text-properties fo:language="cs" fo:country="CZ" officeooo:rsid="00573062"/>
    </style:style>
    <style:style style:name="T57" style:family="text">
      <style:text-properties fo:language="cs" fo:country="CZ" officeooo:rsid="00586720"/>
    </style:style>
    <style:style style:name="T58" style:family="text">
      <style:text-properties fo:language="cs" fo:country="CZ" officeooo:rsid="0059de1b"/>
    </style:style>
    <style:style style:name="T59" style:family="text">
      <style:text-properties fo:language="cs" fo:country="CZ" officeooo:rsid="005b160f"/>
    </style:style>
    <style:style style:name="T60" style:family="text">
      <style:text-properties fo:language="cs" fo:country="CZ" officeooo:rsid="005be4a5"/>
    </style:style>
    <style:style style:name="T61" style:family="text">
      <style:text-properties fo:language="cs" fo:country="CZ" fo:font-weight="normal" style:font-weight-asian="normal" style:font-weight-complex="normal"/>
    </style:style>
    <style:style style:name="T62" style:family="text">
      <style:text-properties fo:language="cs" fo:country="CZ" fo:font-weight="normal" officeooo:rsid="005be4a5" style:font-weight-asian="normal" style:font-weight-complex="normal"/>
    </style:style>
    <style:style style:name="T63" style:family="text">
      <style:text-properties fo:language="cs" fo:country="CZ" fo:font-weight="normal" officeooo:rsid="0069bff4" style:font-weight-asian="normal" style:font-weight-complex="normal"/>
    </style:style>
    <style:style style:name="T64" style:family="text">
      <style:text-properties fo:language="cs" fo:country="CZ" fo:font-weight="normal" officeooo:rsid="006dae5f" style:font-weight-asian="normal" style:font-weight-complex="normal"/>
    </style:style>
    <style:style style:name="T65" style:family="text">
      <style:text-properties fo:language="cs" fo:country="CZ" officeooo:rsid="005c911a"/>
    </style:style>
    <style:style style:name="T66" style:family="text">
      <style:text-properties fo:language="cs" fo:country="CZ" officeooo:rsid="005d7025"/>
    </style:style>
    <style:style style:name="T67" style:family="text">
      <style:text-properties fo:language="cs" fo:country="CZ" officeooo:rsid="005e35a2"/>
    </style:style>
    <style:style style:name="T68" style:family="text">
      <style:text-properties fo:language="cs" fo:country="CZ" officeooo:rsid="005e38bf"/>
    </style:style>
    <style:style style:name="T69" style:family="text">
      <style:text-properties fo:language="cs" fo:country="CZ" officeooo:rsid="005f0dcf"/>
    </style:style>
    <style:style style:name="T70" style:family="text">
      <style:text-properties fo:language="cs" fo:country="CZ" officeooo:rsid="00600116"/>
    </style:style>
    <style:style style:name="T71" style:family="text">
      <style:text-properties fo:language="cs" fo:country="CZ" officeooo:rsid="0061bd62"/>
    </style:style>
    <style:style style:name="T72" style:family="text">
      <style:text-properties fo:language="cs" fo:country="CZ" officeooo:rsid="0061f326"/>
    </style:style>
    <style:style style:name="T73" style:family="text">
      <style:text-properties fo:language="cs" fo:country="CZ" officeooo:rsid="0063a2d7"/>
    </style:style>
    <style:style style:name="T74" style:family="text">
      <style:text-properties fo:language="cs" fo:country="CZ" officeooo:rsid="00647b01"/>
    </style:style>
    <style:style style:name="T75" style:family="text">
      <style:text-properties fo:language="cs" fo:country="CZ" officeooo:rsid="00663dfc"/>
    </style:style>
    <style:style style:name="T76" style:family="text">
      <style:text-properties fo:language="cs" fo:country="CZ" officeooo:rsid="006759d4"/>
    </style:style>
    <style:style style:name="T77" style:family="text">
      <style:text-properties fo:language="cs" fo:country="CZ" officeooo:rsid="00678360"/>
    </style:style>
    <style:style style:name="T78" style:family="text">
      <style:text-properties fo:language="cs" fo:country="CZ" officeooo:rsid="00687e6c"/>
    </style:style>
    <style:style style:name="T79" style:family="text">
      <style:text-properties fo:language="cs" fo:country="CZ" fo:font-weight="bold" style:font-weight-asian="bold" style:font-weight-complex="bold"/>
    </style:style>
    <style:style style:name="T80" style:family="text">
      <style:text-properties fo:language="cs" fo:country="CZ" fo:font-weight="bold" officeooo:rsid="00573062" style:font-weight-asian="bold" style:font-weight-complex="bold"/>
    </style:style>
    <style:style style:name="T81" style:family="text">
      <style:text-properties fo:language="cs" fo:country="CZ" fo:font-weight="bold" officeooo:rsid="006897f8" style:font-weight-asian="bold" style:font-weight-complex="bold"/>
    </style:style>
    <style:style style:name="T82" style:family="text">
      <style:text-properties fo:language="cs" fo:country="CZ" fo:font-weight="bold" officeooo:rsid="006759d4" style:font-weight-asian="bold" style:font-weight-complex="bold"/>
    </style:style>
    <style:style style:name="T83" style:family="text">
      <style:text-properties fo:language="cs" fo:country="CZ" fo:font-weight="bold" officeooo:rsid="0069bff4" style:font-weight-asian="bold" style:font-weight-complex="bold"/>
    </style:style>
    <style:style style:name="T84" style:family="text">
      <style:text-properties fo:language="cs" fo:country="CZ" fo:font-weight="bold" officeooo:rsid="005b160f" style:font-weight-asian="bold" style:font-weight-complex="bold"/>
    </style:style>
    <style:style style:name="T85" style:family="text">
      <style:text-properties fo:language="cs" fo:country="CZ" fo:font-weight="bold" officeooo:rsid="006b2392" style:font-weight-asian="bold" style:font-weight-complex="bold"/>
    </style:style>
    <style:style style:name="T86" style:family="text">
      <style:text-properties fo:language="cs" fo:country="CZ" fo:font-weight="bold" officeooo:rsid="00663dfc" style:font-weight-asian="bold" style:font-weight-complex="bold"/>
    </style:style>
    <style:style style:name="T87" style:family="text">
      <style:text-properties fo:language="cs" fo:country="CZ" fo:font-weight="bold" officeooo:rsid="006b8a79" style:font-weight-asian="bold" style:font-weight-complex="bold"/>
    </style:style>
    <style:style style:name="T88" style:family="text">
      <style:text-properties fo:language="cs" fo:country="CZ" fo:font-weight="bold" officeooo:rsid="00713083" style:font-weight-asian="bold" style:font-weight-complex="bold"/>
    </style:style>
    <style:style style:name="T89" style:family="text">
      <style:text-properties fo:language="cs" fo:country="CZ" officeooo:rsid="006897f8"/>
    </style:style>
    <style:style style:name="T90" style:family="text">
      <style:text-properties fo:language="cs" fo:country="CZ" officeooo:rsid="0069bff4"/>
    </style:style>
    <style:style style:name="T91" style:family="text">
      <style:text-properties fo:language="cs" fo:country="CZ" officeooo:rsid="006b2392"/>
    </style:style>
    <style:style style:name="T92" style:family="text">
      <style:text-properties fo:language="cs" fo:country="CZ" officeooo:rsid="006b8a79"/>
    </style:style>
    <style:style style:name="T93" style:family="text">
      <style:text-properties fo:language="cs" fo:country="CZ" officeooo:rsid="006dae5f"/>
    </style:style>
    <style:style style:name="T94" style:family="text">
      <style:text-properties fo:language="cs" fo:country="CZ" officeooo:rsid="006e5c94"/>
    </style:style>
    <style:style style:name="T95" style:family="text">
      <style:text-properties fo:language="cs" fo:country="CZ" officeooo:rsid="00464e88"/>
    </style:style>
    <style:style style:name="T96" style:family="text">
      <style:text-properties fo:language="cs" fo:country="CZ" officeooo:rsid="00713083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063a2d7" style:font-style-asian="normal" style:font-style-complex="normal"/>
    </style:style>
    <style:style style:name="T99" style:family="text">
      <style:text-properties fo:font-style="normal" officeooo:rsid="00647b01" style:font-style-asian="normal" style:font-style-complex="normal"/>
    </style:style>
    <style:style style:name="T100" style:family="text">
      <style:text-properties fo:font-style="normal" officeooo:rsid="006db69f" style:font-style-asian="normal" style:font-style-complex="normal"/>
    </style:style>
    <style:style style:name="T1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647b01" style:font-style-asian="normal" style:font-weight-asian="normal" style:font-style-complex="normal" style:font-weight-complex="normal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officeooo:rsid="00356034" style:font-weight-asian="bold" style:font-weight-complex="bold"/>
    </style:style>
    <style:style style:name="T105" style:family="text">
      <style:text-properties fo:font-weight="bold" officeooo:rsid="006b8a79" style:font-weight-asian="bold" style:font-weight-complex="bold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officeooo:rsid="005d7025"/>
    </style:style>
    <style:style style:name="T108" style:family="text">
      <style:text-properties officeooo:rsid="005e35a2"/>
    </style:style>
    <style:style style:name="T109" style:family="text">
      <style:text-properties officeooo:rsid="005e38bf"/>
    </style:style>
    <style:style style:name="T110" style:family="text">
      <style:text-properties fo:language="en" fo:country="US"/>
    </style:style>
    <style:style style:name="T111" style:family="text">
      <style:text-properties fo:language="en" fo:country="US" officeooo:rsid="005edbc5"/>
    </style:style>
    <style:style style:name="T112" style:family="text">
      <style:text-properties fo:language="en" fo:country="US" fo:font-style="normal" style:font-style-asian="normal" style:font-style-complex="normal"/>
    </style:style>
    <style:style style:name="T113" style:family="text">
      <style:text-properties fo:language="en" fo:country="US" officeooo:rsid="00687e6c"/>
    </style:style>
    <style:style style:name="T114" style:family="text">
      <style:text-properties fo:language="en" fo:country="US" officeooo:rsid="006897f8"/>
    </style:style>
    <style:style style:name="T115" style:family="text">
      <style:text-properties fo:language="en" fo:country="US" officeooo:rsid="00573062"/>
    </style:style>
    <style:style style:name="T116" style:family="text">
      <style:text-properties fo:language="en" fo:country="US" officeooo:rsid="0069bff4"/>
    </style:style>
    <style:style style:name="T117" style:family="text">
      <style:text-properties fo:language="en" fo:country="US" fo:font-style="italic" fo:font-weight="bold" officeooo:rsid="006897f8" style:font-style-asian="italic" style:font-weight-asian="bold" style:font-style-complex="italic" style:font-weight-complex="bold"/>
    </style:style>
    <style:style style:name="T118" style:family="text">
      <style:text-properties fo:language="en" fo:country="US" officeooo:rsid="006e5c94"/>
    </style:style>
    <style:style style:name="T119" style:family="text">
      <style:text-properties officeooo:rsid="005f0dcf"/>
    </style:style>
    <style:style style:name="T120" style:family="text">
      <style:text-properties officeooo:rsid="00600116"/>
    </style:style>
    <style:style style:name="T121" style:family="text">
      <style:text-properties fo:font-size="8.69999980926514pt" officeooo:rsid="003e1e72" style:font-size-asian="8.69999980926514pt" style:font-size-complex="8.69999980926514pt"/>
    </style:style>
    <style:style style:name="T122" style:family="text">
      <style:text-properties fo:font-size="8.69999980926514pt" officeooo:rsid="00520da6" style:font-size-asian="8.69999980926514pt" style:font-size-complex="8.69999980926514pt"/>
    </style:style>
    <style:style style:name="T123" style:family="text">
      <style:text-properties fo:font-size="8.69999980926514pt" officeooo:rsid="0044dae5" style:font-size-asian="8.69999980926514pt" style:font-size-complex="8.69999980926514pt"/>
    </style:style>
    <style:style style:name="T124" style:family="text">
      <style:text-properties officeooo:rsid="00647b01"/>
    </style:style>
    <style:style style:name="T125" style:family="text">
      <style:text-properties officeooo:rsid="00678360"/>
    </style:style>
    <style:style style:name="T126" style:family="text">
      <style:text-properties officeooo:rsid="006897f8"/>
    </style:style>
    <style:style style:name="T127" style:family="text">
      <style:text-properties officeooo:rsid="0069bff4"/>
    </style:style>
    <style:style style:name="T128" style:family="text">
      <style:text-properties officeooo:rsid="006b8a79"/>
    </style:style>
    <style:style style:name="T129" style:family="text">
      <style:text-properties fo:language="en" fo:country="US" fo:font-style="normal" officeooo:rsid="0063a2d7" style:font-style-asian="normal" style:font-style-complex="normal"/>
    </style:style>
    <style:style style:name="T130" style:family="text">
      <style:text-properties fo:language="en" fo:country="US" fo:font-style="normal" officeooo:rsid="006db69f" style:font-style-asian="normal" style:font-style-complex="normal"/>
    </style:style>
    <style:style style:name="T131" style:family="text">
      <style:text-properties officeooo:rsid="0070f008"/>
    </style:style>
    <style:style style:name="T132" style:family="text">
      <style:text-properties officeooo:rsid="00713083"/>
    </style:style>
    <style:style style:name="T133" style:family="text">
      <style:text-properties officeooo:rsid="00733e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ki Pona</text:p>
      <text:p text:style-name="P55"><text:span text:style-name="T23">Toki Pona je umělý jazyk</text:span><text:span text:style-name="T69">, který vytvořila kanadská lingvistka</text:span><text:span text:style-name="T23"> Sonj</text:span><text:span text:style-name="T69">a</text:span><text:span text:style-name="T23"> Lang v roce 2001 s cílem zjistit, jak </text:span><text:span text:style-name="T69">moc </text:span><text:span text:style-name="T23">minimalistický jazyk může existovat.</text:span></text:p>
      <text:p text:style-name="P55"><text:span text:style-name="T23">Tahle strana popisuje veškerou gramatiku</text:span><text:span text:style-name="T69">. D</text:span><text:span text:style-name="T23">ruhá</text:span><text:span text:style-name="T69"> strana</text:span><text:span text:style-name="T23"> obsahuje celý slovník.</text:span></text:p>
      <text:p text:style-name="P83"><text:span text:style-name="T73">Vytvořil</text:span> blinry, CC0.<text:line-break/><text:a xlink:type="simple" xlink:href="https://blinry.org/toki-pona-cheat-sheet/" text:style-name="Internet_20_link" text:visited-style-name="Visited_20_Internet_20_Link"><text:span text:style-name="T122">blinry.org</text:span><text:span text:style-name="T121">/toki-pona-</text:span><text:span text:style-name="T123">cheat-sheet</text:span><text:span text:style-name="T121">/</text:span></text:a><text:line-break/><text:span text:style-name="T73">Přeložil Švára (jan Suwala)</text:span></text:p>
      <text:h text:style-name="P67" text:outline-level="1">Abeceda</text:h>
      <text:p text:style-name="P54"><text:span text:style-name="T22">Toki Pona používá devět souhlásek </text:span><text:span text:style-name="T24">(j k l m n p s t w) </text:span><text:span text:style-name="T40">a pět samohlásek</text:span><text:span text:style-name="T24"> (a e i o u).<text:line-break/></text:span><text:span text:style-name="T40">Na výslovnosti moc nezáleží.</text:span></text:p>
      <text:h text:style-name="P69" text:outline-level="1">Základní věty</text:h>
      <text:p text:style-name="P27"><text:span text:style-name="T53">Částice </text:span><text:span text:style-name="T25">li</text:span><text:span text:style-name="T53"> odděluje podmět od přísudku:</text:span></text:p>
      <text:p text:style-name="P1"><text:span text:style-name="T103">soweli li moku.</text:span> <text:span text:style-name="T119">Z</text:span><text:span text:style-name="T69">víře</text:span><text:span text:style-name="T53"> jí.</text:span></text:p>
      <text:p text:style-name="P1"><text:span text:style-name="T103">jan li lape.</text:span> <text:span text:style-name="T53">Člověk spí.</text:span></text:p>
      <text:p text:style-name="P26"><text:span text:style-name="T46">Jelikož s</text:span><text:span text:style-name="T41">loveso „být“ neexistuje</text:span><text:span text:style-name="T46">,</text:span><text:span text:style-name="T41"> </text:span><text:span text:style-name="T46">za částicí</text:span><text:span text:style-name="T41"> </text:span><text:span text:style-name="T25">li</text:span><text:span text:style-name="T41"> může </text:span><text:span text:style-name="T46">být </text:span><text:span text:style-name="T41">podstatné nebo přídavné jméno.</text:span></text:p>
      <text:p text:style-name="P1"><text:span text:style-name="T103">kili li moku.</text:span> <text:span text:style-name="T53">Ovoce je jídlo</text:span>.</text:p>
      <text:p text:style-name="P1"><text:span text:style-name="T103">telo li pona.</text:span> <text:span text:style-name="T53">Voda je dobrá</text:span>.</text:p>
      <text:p text:style-name="P1"><text:span text:style-name="T103">telo li moku.</text:span> <text:span text:style-name="T53">Voda je pití</text:span>.</text:p>
      <text:p text:style-name="P27"><text:span text:style-name="T53">Pokud je podmět </text:span><text:span text:style-name="T25">mi</text:span><text:span text:style-name="T53"> nebo </text:span><text:span text:style-name="T25">sina</text:span><text:span text:style-name="T53">, </text:span><text:span text:style-name="T25">li</text:span><text:span text:style-name="T41"> se vynechá:</text:span></text:p>
      <text:p text:style-name="P1"><text:span text:style-name="T103">mi moku.</text:span> <text:span text:style-name="T53">Já jím</text:span>.</text:p>
      <text:p text:style-name="P1"><text:span text:style-name="T103">sina pona.</text:span> <text:span text:style-name="T53">Ty jsi dobrý</text:span>.</text:p>
      <text:h text:style-name="P69" text:outline-level="1">Nejednoznačnost</text:h>
      <text:p text:style-name="P38"><text:span text:style-name="T77">Oproti češtině je </text:span><text:span text:style-name="T53">Toki Pona </text:span><text:span text:style-name="T69">velmi</text:span><text:span text:style-name="T53"> nepřesn</text:span><text:span text:style-name="T69">á</text:span><text:span text:style-name="T77">, a proto je velmi důležité znát kontext.</text:span></text:p>
      <text:p text:style-name="P61"><text:span text:style-name="T54">S</text:span><text:span text:style-name="T22">lovesa nemají čas</text:span><text:span text:style-name="T92">:</text:span></text:p>
      <text:p text:style-name="P1"><text:span text:style-name="T103">mi moku</text:span>. <text:span text:style-name="T54">Já jím</text:span>. / <text:span text:style-name="T54">Já jsem jedl</text:span>. / <text:span text:style-name="T54">Já budu jíst</text:span>.</text:p>
      <text:p text:style-name="P29"><text:span text:style-name="T77">S</text:span><text:span text:style-name="T54">lov</text:span><text:span text:style-name="T77">a</text:span><text:span text:style-name="T54"> m</text:span><text:span text:style-name="T77">ají</text:span><text:span text:style-name="T54"> obecný význam:</text:span></text:p>
      <text:p text:style-name="P1"><text:span text:style-name="T103">soweli</text:span> <text:span text:style-name="T54">jakýkoli suchozemský tvor</text:span><text:span text:style-name="T69">, např: pes, kočka, ovce...</text:span></text:p>
      <text:p text:style-name="P1"><text:span text:style-name="T103">kili</text:span> <text:span text:style-name="T77">j</text:span><text:span text:style-name="T54">akékoli ovoce nebo zelenina</text:span></text:p>
      <text:p text:style-name="P29"><text:span text:style-name="T77">S</text:span><text:span text:style-name="T54">lov</text:span><text:span text:style-name="T77">a</text:span><text:span text:style-name="T54"> můž</text:span><text:span text:style-name="T77">ou</text:span><text:span text:style-name="T54"> hrát roli </text:span><text:span text:style-name="T77">různých slovních druhů:</text:span></text:p>
      <text:p text:style-name="P1"><text:span text:style-name="T103">telo</text:span> <text:span text:style-name="T54">voda</text:span> / <text:span text:style-name="T54">mokrý</text:span> / <text:span text:style-name="T55">mýt</text:span></text:p>
      <text:p text:style-name="P1"><text:span text:style-name="T103">pona</text:span><text:span text:style-name="T77"> dobrý</text:span> / <text:span text:style-name="T54">opravit</text:span></text:p>
      <text:p text:style-name="P24"><text:span text:style-name="T22">Podstatná jména nemají číslo:</text:span></text:p>
      <text:p text:style-name="P28"><text:span text:style-name="T87">jan</text:span> <text:span text:style-name="T92">člověk / lidé</text:span></text:p>
      <text:h text:style-name="P70" text:outline-level="1">Přímé předměty</text:h>
      <text:p text:style-name="P56"><text:span text:style-name="T55">Částice </text:span><text:span text:style-name="T26">e </text:span><text:span text:style-name="T42">odděluje přímý předmět od zbytku věty:</text:span></text:p>
      <text:p text:style-name="P1"><text:span text:style-name="T79">soweli</text:span><text:span text:style-name="T103"> li moku e telo.</text:span> <text:span text:style-name="T120">Z</text:span><text:span text:style-name="T70">víře</text:span><text:span text:style-name="T55"> pije vodu</text:span></text:p>
      <text:p text:style-name="P1"><text:span text:style-name="T12">m</text:span><text:span text:style-name="T13">i</text:span><text:span text:style-name="T103"> telo e soweli.</text:span> <text:span text:style-name="T55">Já myju </text:span><text:span text:style-name="T70">zvíře</text:span></text:p>
      <text:h text:style-name="P71" text:outline-level="1">Modifik<text:span text:style-name="T125">ování</text:span> slov</text:h>
      <text:p text:style-name="P56"><text:span text:style-name="T7">Přídavná jména </text:span><text:span text:style-name="T8">stojí</text:span><text:span text:style-name="T7"><text:line-break/>za slov</text:span><text:span text:style-name="T8">em</text:span><text:span text:style-name="T7">, které upravují:</text:span></text:p>
      <text:p text:style-name="P1"><text:span text:style-name="T103">jan lili</text:span> <text:span text:style-name="T55">malý člověk</text:span><text:span text:style-name="T22"> </text:span><text:span text:style-name="T118">=</text:span><text:span text:style-name="T22"> </text:span><text:span text:style-name="T55">dítě</text:span></text:p>
      <text:p text:style-name="P1"><text:span text:style-name="T103">tomo mi</text:span> <text:span text:style-name="T55">můj dům</text:span></text:p>
      <text:p text:style-name="P1"><text:span text:style-name="T103">pilin pona</text:span> <text:span text:style-name="T114">c</text:span><text:span text:style-name="T89">ítit se dobře</text:span><text:span text:style-name="T55"> </text:span><text:span text:style-name="T94">=</text:span><text:span text:style-name="T113"> </text:span><text:span text:style-name="T55">být šťastný</text:span></text:p>
      <text:p text:style-name="P56"><text:span text:style-name="T55">Zápor se tvoří </text:span><text:span text:style-name="T56">slov</text:span><text:span text:style-name="T77">em</text:span><text:span text:style-name="T56"> </text:span><text:span text:style-name="T26">ala:</text:span></text:p>
      <text:p text:style-name="P1"><text:span text:style-name="T103">mi lape ala</text:span>. <text:span text:style-name="T55">Nespím</text:span>.</text:p>
      <text:p text:style-name="P1"><text:span text:style-name="T103">jan ala li toki</text:span>. <text:span text:style-name="T55">Nikdo nemluví.</text:span></text:p>
      <text:h text:style-name="P79" text:outline-level="1"><text:span text:style-name="T56">Modifik</text:span><text:span text:style-name="T70">ování</text:span><text:span text:style-name="T56"> slov</text:span> <text:span text:style-name="T70">pomocí</text:span> pi</text:h>
      <text:p text:style-name="P38"><text:span text:style-name="T57">Když chcete modifikovat výraz skupinou slov, oddělte je částicí </text:span><text:span text:style-name="T28">pi</text:span><text:span text:style-name="T44">. Všimněte si rozdílu:</text:span></text:p>
      <text:p text:style-name="P41"><text:span text:style-name="T103">tomo telo nasa</text:span> <text:span text:style-name="T57">podivný vodní dům</text:span><text:span text:style-name="T22"> </text:span><text:span text:style-name="T118">=</text:span><text:span text:style-name="T95"> </text:span><text:span text:style-name="T57">podivná koupelna</text:span></text:p>
      <text:p text:style-name="P37"><text:span text:style-name="T103">tomo pi telo </text:span><text:span text:style-name="T79">nasa</text:span><text:span text:style-name="T81"> </text:span><text:span text:style-name="T57">dům podivné vody</text:span><text:span text:style-name="T22"> </text:span><text:span text:style-name="T118">=</text:span><text:span text:style-name="T22"> </text:span><text:span text:style-name="T57">hospoda</text:span></text:p>
      <text:p text:style-name="P37"><text:span text:style-name="T103">jan wawa ala</text:span> <text:span text:style-name="T57">žádní silní lidé</text:span></text:p>
      <text:p text:style-name="P37"><text:span text:style-name="T80">jan pi wawa ala </text:span><text:span text:style-name="T57">nes</text:span><text:span text:style-name="T70">ilní lidé</text:span><text:span text:style-name="T115"> </text:span><text:span text:style-name="T118">=</text:span><text:span text:style-name="T56"> </text:span><text:span text:style-name="T57">slabí lidé</text:span></text:p>
      <text:h text:style-name="P68" text:outline-level="1">P<text:span text:style-name="T22">ředložky</text:span></text:h>
      <text:p text:style-name="P46"><text:span text:style-name="T29">Slova </text:span><text:span text:style-name="T1">lon</text:span>, <text:span text:style-name="T1">kepeken</text:span>, <text:span text:style-name="T1">tawa</text:span>,<text:span text:style-name="T77"> </text:span><text:span text:style-name="T30">sama</text:span><text:span text:style-name="T77">,</text:span> a <text:span text:style-name="T1">tan </text:span><text:span text:style-name="T29">mohou být použit</text:span><text:span text:style-name="T30">a</text:span><text:span text:style-name="T29"> jako předložky na konci věty:</text:span></text:p>
      <text:p text:style-name="P47"><text:span text:style-name="T103">mi moku lon </text:span><text:span text:style-name="T79">tomo.</text:span><text:span text:style-name="T59">Jím v domě</text:span>.</text:p>
      <text:p text:style-name="P45"><text:span text:style-name="T103">mi moku kepeken </text:span><text:span text:style-name="T79">ilo.</text:span><text:span text:style-name="T85"><text:line-break/></text:span><text:span text:style-name="T59">Jím příborem</text:span>.</text:p>
      <text:p text:style-name="P45"><text:span text:style-name="T103">sina pona tawa </text:span><text:span text:style-name="T79">mi.</text:span><text:span text:style-name="T83"> </text:span><text:span text:style-name="T59">Jsi dobrý pro mě</text:span>. = <text:span text:style-name="T59">Mám tě rád</text:span>.</text:p>
      <text:p text:style-name="P47"><text:span text:style-name="T104">sina weka tan seme?<text:line-break/></text:span><text:span text:style-name="T17">Proč odcházíš</text:span><text:span text:style-name="T19">?</text:span></text:p>
      <text:p text:style-name="P34">mi sama sina! <text:span text:style-name="T106">Podobám se ti</text:span><text:span text:style-name="T2">!</text:span></text:p>
      <text:h text:style-name="P73" text:outline-level="1"><text:span text:style-name="T127">Souvětí pomocí</text:span> la</text:h>
      <text:p text:style-name="P44"><text:span text:style-name="T57">Č</text:span><text:span text:style-name="T90">ástic</text:span><text:span text:style-name="T91">e</text:span><text:span text:style-name="T90"> </text:span><text:span text:style-name="T31">la</text:span><text:span text:style-name="T90"> vytvoří souvětí<text:line-break/></text:span><text:span text:style-name="T63">X la Y</text:span><text:span text:style-name="T116">, kter</text:span><text:span text:style-name="T90">é znamená </text:span><text:span text:style-name="T44">„Když</text:span><text:span text:style-name="T49"> X</text:span><text:span text:style-name="T44">, tak</text:span><text:span text:style-name="T47"> </text:span><text:span text:style-name="T49">Y</text:span><text:span text:style-name="T44">“</text:span><text:span text:style-name="T49"> nebo </text:span><text:span text:style-name="T44">„V kontextu </text:span><text:span text:style-name="T49">X, Y</text:span><text:span text:style-name="T44">“</text:span><text:span text:style-name="T49">:</text:span></text:p>
      <text:p text:style-name="P1"><text:span text:style-name="T4">mi lape la al</text:span><text:span text:style-name="T5">e</text:span><text:span text:style-name="T4"> li pona.<text:line-break/></text:span><text:span text:style-name="T57">Když spím, všechno je </text:span><text:span text:style-name="T89">dobré</text:span>.</text:p>
      <text:p text:style-name="P43"><text:span text:style-name="T103">tenpo pini la mi lape.<text:line-break/></text:span><text:span text:style-name="T64">S</text:span><text:span text:style-name="T58">pal jsem</text:span>.</text:p>
      <text:p text:style-name="P33"><text:span text:style-name="T97">Pomocí </text:span>la<text:span text:style-name="T97"> také lze přepsat předložková věta:</text:span></text:p>
      <text:p text:style-name="P33"><text:span text:style-name="T4">mi lape lon tenpo pimeja </text:span><text:span text:style-name="T117">~</text:span><text:span text:style-name="T4"> tenpo pimeja la mi lape.<text:line-break/></text:span>V noci spím<text:span text:style-name="T132">.</text:span></text:p>
      <text:p text:style-name="P34">sina seli tan seme? <text:span text:style-name="T114">~</text:span> tan seme la sina seli? <text:span text:style-name="T106">Proč jsi horký?</text:span></text:p>
      <text:h text:style-name="P74" text:outline-level="1">Složené věty</text:h>
      <text:p text:style-name="P63"><text:span text:style-name="T11">N</text:span><text:span text:style-name="T10">ěkolik podmětů oddělte </text:span><text:span text:style-name="T9">en</text:span><text:span text:style-name="T10">:</text:span></text:p>
      <text:p text:style-name="P1"><text:span text:style-name="T37">mi en sina li musi mute</text:span><text:span text:style-name="T6">.</text:span><text:span text:style-name="T20"> </text:span><text:span text:style-name="T92">Já a ty jsme hodně zábavní.</text:span></text:p>
      <text:p text:style-name="P63"><text:span text:style-name="T22">Když je několik přísudků, </text:span><text:span text:style-name="T40">před každým </text:span><text:span text:style-name="T22">zopakujte </text:span><text:span text:style-name="T24">li</text:span><text:span text:style-name="T40">:</text:span></text:p>
      <text:p text:style-name="P35">soweli ni li lili li suwi. <text:span text:style-name="T2">To</text:span><text:span text:style-name="T106">hle zvíře je malé a roztomilé.</text:span></text:p>
      <text:p text:style-name="P58"><text:span text:style-name="T22">Když je více přímých předmětů</text:span><text:span text:style-name="T92">,</text:span><text:span text:style-name="T22"> </text:span><text:span text:style-name="T92">před každým zopakujte </text:span><text:span text:style-name="T32">e</text:span><text:span text:style-name="T92">:</text:span></text:p>
      <text:p text:style-name="P48"><text:span text:style-name="T87">ona li jo e </text:span><text:span text:style-name="T88">pipi</text:span><text:span text:style-name="T87"> e </text:span><text:span text:style-name="T88">waso</text:span><text:span text:style-name="T103">.</text:span> <text:span text:style-name="T92">Má </text:span><text:span text:style-name="T96">brouka</text:span><text:span text:style-name="T92"> a </text:span><text:span text:style-name="T96">ptáka</text:span><text:span text:style-name="T92">.</text:span></text:p>
      <text:p text:style-name="P64">To stejné platí i pro předložky:</text:p>
      <text:p text:style-name="P25"><text:span text:style-name="T22">mi pali e tomo kepeken palisa kepeken kiwen. </text:span><text:span text:style-name="T38">Postavil jsem dům pomocí </text:span><text:span text:style-name="T39">větví a kamenů.</text:span></text:p>
      <text:p text:style-name="P49"><text:span text:style-name="T51">Pokud vztah mezi těmito členy není </text:span><text:span text:style-name="T52">„</text:span><text:span text:style-name="T51">a</text:span><text:span text:style-name="T52">“</text:span><text:span text:style-name="T51">, ale </text:span><text:span text:style-name="T52">„</text:span><text:span text:style-name="T51">nebo</text:span><text:span text:style-name="T52">“</text:span><text:span text:style-name="T51">, tak místo zopakování použijte slovo </text:span><text:span text:style-name="T39">anu</text:span><text:span text:style-name="T51">.</text:span></text:p>
      <text:p text:style-name="P50"><text:span text:style-name="T57">n</text:span><text:span text:style-name="T22">i li pona anu ike? </text:span><text:span text:style-name="T61">Je tohle dobré nebo špatné?</text:span></text:p>
      <text:p text:style-name="P50"><text:span text:style-name="T93">pipi</text:span><text:span text:style-name="T22"> anu </text:span><text:span text:style-name="T93">waso</text:span><text:span text:style-name="T22"> li tawa. </text:span><text:span text:style-name="T64">Brouk nebo pták se pohybuje.</text:span></text:p>
      <text:h text:style-name="P75" text:outline-level="1">Vlastní jména</text:h>
      <text:p text:style-name="P57"><text:span text:style-name="T58">Vlastní jména (jména lidí, míst </text:span><text:span text:style-name="T71">nebo </text:span><text:span text:style-name="T58">jazyků) začínají velkým písmenem a chovají se jako přídavná jména. Vždy </text:span><text:span text:style-name="T72">jsou za</text:span><text:span text:style-name="T58"> podstatn</text:span><text:span text:style-name="T72">ým</text:span><text:span text:style-name="T58"> jmén</text:span><text:span text:style-name="T72">em</text:span><text:span text:style-name="T58"> a jsou často upraveny pro omezenou Toki Pona abecedu:</text:span></text:p>
      <text:p text:style-name="P1"><text:span text:style-name="T103">mi jan </text:span><text:span text:style-name="T14">K</text:span><text:span text:style-name="T15">api</text:span><text:span text:style-name="T18">jela</text:span><text:span text:style-name="T103">.</text:span> <text:span text:style-name="T16">Jsem Gabriela</text:span>.</text:p>
      <text:p text:style-name="P1"><text:span text:style-name="T103">ma Kanata li pona lukin.</text:span> <text:span text:style-name="T59">Kanada je hezká</text:span>.</text:p>
      <text:p text:style-name="P1"><text:span text:style-name="T103">mi toki ala e toki </text:span><text:span text:style-name="T84">Seki</text:span><text:span text:style-name="T103">.</text:span> <text:span text:style-name="T59">Nemluvím česky</text:span>.</text:p>
      <text:h text:style-name="P76" text:outline-level="1">Předslovesa</text:h>
      <text:p text:style-name="P81">Předsloveso stojí před slovesem a dodává mu význam:</text:p>
      <text:p text:style-name="P53"><text:span text:style-name="T79">mi kama sona.</text:span><text:span text:style-name="T22"> Budu vědět</text:span><text:span text:style-name="T96">.</text:span></text:p>
      <text:p text:style-name="P60"><text:span text:style-name="T34">waso lili li wile suli</text:span><text:span text:style-name="T36">.</text:span><text:span text:style-name="T24"> </text:span><text:span text:style-name="T33">M</text:span><text:span text:style-name="T24">alí ptáci chtějí vyrůst</text:span><text:span text:style-name="T22"> </text:span><text:span text:style-name="T96">.</text:span></text:p>
      <text:p text:style-name="P60"><text:span text:style-name="T22">Tímto způsobem mohou být použita tato slova: </text:span><text:span text:style-name="T24">wile, kama, sona, lukin, ken, awen, alasa.</text:span></text:p>
      <text:h text:style-name="P72" text:outline-level="1">Otázky</text:h>
      <text:p text:style-name="P42"><text:span text:style-name="T114">V a</text:span><text:span text:style-name="T56">no/ne otázk</text:span><text:span text:style-name="T89">ách</text:span><text:span text:style-name="T56"> se </text:span><text:span text:style-name="T89">zamění sloveso za</text:span><text:span text:style-name="T56"> „(sloveso) ala (sloveso)“:</text:span></text:p>
      <text:p text:style-name="P41"><text:span text:style-name="T103">sina ken ala ken lape?<text:line-break/></text:span><text:span text:style-name="T56">Můžeš spát</text:span>?</text:p>
      <text:p text:style-name="P41"><text:span text:style-name="T103">soweli li wile ala wile moku?<text:line-break/></text:span><text:span text:style-name="T56">Je kočka hladová</text:span>?</text:p>
      <text:p text:style-name="P41"><text:span text:style-name="T48">Nebo</text:span><text:span text:style-name="T43"> můžete přidat </text:span><text:span text:style-name="T27">anu seme („nebo co“) na konec věty:</text:span></text:p>
      <text:p text:style-name="P41"><text:span text:style-name="T103">sina wile uta e mi anu seme?</text:span> <text:span text:style-name="T56">Chceš mě políbit</text:span>?</text:p>
      <text:p text:style-name="P40"><text:span text:style-name="T43">O</text:span><text:span text:style-name="T40">dpovídá se následovně:</text:span></text:p>
      <text:p text:style-name="P40"><text:span text:style-name="T38">Ano: </text:span><text:span text:style-name="T35">(</text:span><text:span text:style-name="T34">sloveso)</text:span><text:span text:style-name="T24"> / </text:span><text:span text:style-name="T34">lon </text:span><text:span text:style-name="T38">(pravda)<text:line-break/>Ne: </text:span><text:span text:style-name="T34">(sloveso) ala</text:span><text:span text:style-name="T24"> / </text:span><text:span text:style-name="T34">ala </text:span><text:span text:style-name="T38">(nikoliv)</text:span></text:p>
      <text:p text:style-name="P41"><text:span text:style-name="T43">Pro otevřené otázky vytvořte normální větu a neznámou informaci zaměňte za </text:span><text:span text:style-name="T27">seme:</text:span></text:p>
      <text:p text:style-name="P41"><text:span text:style-name="T103">sina moku e seme?</text:span><text:span text:style-name="T81"> </text:span><text:span text:style-name="T56">Co jíš</text:span>?</text:p>
      <text:p text:style-name="P41"><text:span text:style-name="T82">seme li moku e kili mi?</text:span><text:span text:style-name="T81"><text:line-break/></text:span><text:span text:style-name="T56">Kdo snědl moje ovoce</text:span><text:span text:style-name="T76">?</text:span></text:p>
      <text:h text:style-name="P76" text:outline-level="1">Rozkaz<text:span text:style-name="T126">y</text:span></text:h>
      <text:p text:style-name="P59"><text:span text:style-name="T23">Z</text:span><text:span text:style-name="T22">aměněním </text:span><text:span text:style-name="T24">li</text:span><text:span text:style-name="T22"> za </text:span><text:span text:style-name="T24">o</text:span><text:span text:style-name="T22"> vytvoříte rozkaz, doporučení nebo přání:</text:span></text:p>
      <text:p text:style-name="P52"><text:span text:style-name="T79">jan Ewa o lukin e ni!<text:line-break/></text:span><text:span text:style-name="T22">Evo, podívej se na tohle!</text:span></text:p>
      <text:p text:style-name="P51"><text:span text:style-name="T79">mi o pali.</text:span><text:span text:style-name="T22"> Měl bych pracovat.</text:span></text:p>
      <text:p text:style-name="P51"><text:span text:style-name="T79">pona o tawa sina!</text:span><text:span text:style-name="T22"> Ať je ti dobře!</text:span></text:p>
      <text:p text:style-name="P59"><text:span text:style-name="T45">K</text:span><text:span text:style-name="T40">dyž je podmět</text:span><text:span text:style-name="T50"> pouze</text:span><text:span text:style-name="T40"> </text:span><text:span text:style-name="T24">sina</text:span><text:span text:style-name="T40">,<text:line-break/>tak se může vynechat:</text:span></text:p>
      <text:p text:style-name="P1"><text:span text:style-name="T103">o </text:span><text:span text:style-name="T86">kute</text:span><text:span text:style-name="T103">!</text:span> <text:span text:style-name="T75">Poslouchej</text:span>!</text:p>
      <text:p text:style-name="P82">Vynecháním rozkazu vytvoříte oslovení (jako 5. pád):</text:p>
      <text:p text:style-name="P36"><text:span text:style-name="T86">jan Toma o!</text:span><text:span text:style-name="T75"> Tomáši!</text:span></text:p>
      <text:h text:style-name="P77" text:outline-level="1">Citoslovce</text:h>
      <text:p text:style-name="P62"><text:span text:style-name="T22">Citoslovce vyjadřují výkřiky a občas jsou skombinovány s </text:span><text:span text:style-name="T24">a</text:span><text:span text:style-name="T22">:</text:span></text:p>
      <text:p text:style-name="P62"><text:span text:style-name="T34">pona a!</text:span><text:span text:style-name="T22"> Super! / Paráda!</text:span></text:p>
      <text:p text:style-name="P62"><text:span text:style-name="T34">toki!</text:span><text:span text:style-name="T22"> Ahoj!</text:span><text:span text:style-name="T90"> / Dobrý den!</text:span></text:p>
      <text:p text:style-name="P62"><text:span text:style-name="T34">lon!</text:span><text:span text:style-name="T22"> </text:span><text:span text:style-name="T90">Správně</text:span><text:span text:style-name="T22">!</text:span><text:span text:style-name="T90"> / Přesně tak!</text:span></text:p>
      <text:p text:style-name="P62"><text:span text:style-name="T34">moku pona!</text:span><text:span text:style-name="T22"> Dobrou chuť!</text:span></text:p>
      <text:h text:style-name="P78" text:outline-level="1">Čísla</text:h>
      <text:p text:style-name="P27"><text:span text:style-name="T23">Č</text:span><text:span text:style-name="T53">ísla vedle sebe se sčítají:</text:span></text:p>
      <text:p text:style-name="P39">wan = 1 <text:s text:c="4"/>tu = 2 <text:s text:c="4"/>luka = <text:span text:style-name="T22">5</text:span><text:span text:style-name="T78"> mute = 20 <text:s text:c="4"/>ale = 100</text:span></text:p>
      <text:p text:style-name="P31">luka luka tu wan = 13</text:p>
      <text:p text:style-name="P30">Pro řadové číslovky se před číslo vloží slovo <text:span text:style-name="T1">nanpa</text:span>:</text:p>
      <text:p text:style-name="P32"><text:span text:style-name="T103">jan nanpa wan li pona</text:span><text:span text:style-name="T105">.<text:line-break/></text:span>První člověk je dobrý<text:span text:style-name="T133">.</text:span></text:p>
      <text:p text:style-name="P32"><text:span text:style-name="T103">ni li </text:span><text:span text:style-name="T105">ijo </text:span><text:span text:style-name="T103">nanpa </text:span><text:span text:style-name="T105">luka tu.<text:line-break/></text:span>Tohle je <text:span text:style-name="T128">sedmá věc.</text:span></text:p>
      <text:h text:style-name="P80" text:outline-level="1"><text:span text:style-name="T71">A</text:span> <text:span text:style-name="T23">to je všechno</text:span>!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8">(zdůraznění, emoce)</text:p>
          </table:table-cell>
        </table:table-row>
        <table:table-row table:style-name="Table1.2">
          <table:table-cell table:style-name="Table1.A1" office:value-type="string">
            <text:p text:style-name="P3">akesi</text:p>
          </table:table-cell>
          <table:table-cell table:style-name="Table1.A1" office:value-type="string">
            <text:p text:style-name="P9">plaz, obojživelník, šupinatý tvor, plazící se tvor</text:p>
          </table:table-cell>
        </table:table-row>
        <table:table-row table:style-name="Table1.3">
          <table:table-cell table:style-name="Table1.A1" office:value-type="string">
            <text:p text:style-name="P3">ala</text:p>
          </table:table-cell>
          <table:table-cell table:style-name="Table1.A1" office:value-type="string">
            <text:p text:style-name="P10">nikoliv, nic, ne, nula</text:p>
          </table:table-cell>
        </table:table-row>
        <table:table-row table:style-name="Table1.4">
          <table:table-cell table:style-name="Table1.A1" office:value-type="string">
            <text:p text:style-name="P3">alasa</text:p>
          </table:table-cell>
          <table:table-cell table:style-name="Table1.A1" office:value-type="string">
            <text:p text:style-name="P10">lovit, hledat, zkusit</text:p>
          </table:table-cell>
        </table:table-row>
        <table:table-row table:style-name="Table1.5">
          <table:table-cell table:style-name="Table1.A1" office:value-type="string">
            <text:p text:style-name="P3">al<text:span text:style-name="T60">e </text:span><text:span text:style-name="T62">/</text:span><text:span text:style-name="T60"> ali</text:span></text:p>
          </table:table-cell>
          <table:table-cell table:style-name="Table1.A1" office:value-type="string">
            <text:p text:style-name="P10">vše, všechno, veškerý, vesmír, 100</text:p>
          </table:table-cell>
        </table:table-row>
        <table:table-row table:style-name="Table1.6">
          <table:table-cell table:style-name="Table1.A1" office:value-type="string">
            <text:p text:style-name="P3">anpa</text:p>
          </table:table-cell>
          <table:table-cell table:style-name="Table1.A1" office:value-type="string">
            <text:p text:style-name="P10">spodek, skromnost</text:p>
          </table:table-cell>
        </table:table-row>
        <table:table-row table:style-name="Table1.7">
          <table:table-cell table:style-name="Table1.A1" office:value-type="string">
            <text:p text:style-name="P3">ante</text:p>
          </table:table-cell>
          <table:table-cell table:style-name="Table1.A1" office:value-type="string">
            <text:p text:style-name="P10">jiný, změněný, rozdíl</text:p>
          </table:table-cell>
        </table:table-row>
        <table:table-row table:style-name="Table1.8">
          <table:table-cell table:style-name="Table1.A1" office:value-type="string">
            <text:p text:style-name="P3">anu</text:p>
          </table:table-cell>
          <table:table-cell table:style-name="Table1.A1" office:value-type="string">
            <text:p text:style-name="P10">nebo, či</text:p>
          </table:table-cell>
        </table:table-row>
        <table:table-row table:style-name="Table1.9">
          <table:table-cell table:style-name="Table1.A1" office:value-type="string">
            <text:p text:style-name="P3">awen</text:p>
          </table:table-cell>
          <table:table-cell table:style-name="Table1.A1" office:value-type="string">
            <text:p text:style-name="P10">zůstat, zachovat, čekat, zastavit, chránit; pokračovat</text:p>
          </table:table-cell>
        </table:table-row>
        <table:table-row table:style-name="Table1.10">
          <table:table-cell table:style-name="Table1.A1" office:value-type="string">
            <text:p text:style-name="P3">e</text:p>
          </table:table-cell>
          <table:table-cell table:style-name="Table1.A1" office:value-type="string">
            <text:p text:style-name="P7">(<text:span text:style-name="T60">před přímým předmětem</text:span>)</text:p>
          </table:table-cell>
        </table:table-row>
        <table:table-row table:style-name="Table1.11">
          <table:table-cell table:style-name="Table1.A1" office:value-type="string">
            <text:p text:style-name="P3">en</text:p>
          </table:table-cell>
          <table:table-cell table:style-name="Table1.A1" office:value-type="string">
            <text:p text:style-name="P7">(<text:span text:style-name="T60">mezi několika podměty</text:span>)</text:p>
          </table:table-cell>
        </table:table-row>
        <table:table-row table:style-name="Table1.12">
          <table:table-cell table:style-name="Table1.A1" office:value-type="string">
            <text:p text:style-name="P3">esun</text:p>
          </table:table-cell>
          <table:table-cell table:style-name="Table1.A1" office:value-type="string">
            <text:p text:style-name="P10">obchod, výměna koupit, prodat, trh, veletrh, bazar</text:p>
          </table:table-cell>
        </table:table-row>
        <table:table-row table:style-name="Table1.13">
          <table:table-cell table:style-name="Table1.A1" office:value-type="string">
            <text:p text:style-name="P3">ijo</text:p>
          </table:table-cell>
          <table:table-cell table:style-name="Table1.A1" office:value-type="string">
            <text:p text:style-name="P10">věc, předmět, jev, entita, bytost, hmota</text:p>
          </table:table-cell>
        </table:table-row>
        <table:table-row table:style-name="Table1.14">
          <table:table-cell table:style-name="Table1.A1" office:value-type="string">
            <text:p text:style-name="P3">ike</text:p>
          </table:table-cell>
          <table:table-cell table:style-name="Table1.A1" office:value-type="string">
            <text:p text:style-name="P10">záporná vlastnost<text:span text:style-name="T109">:</text:span> špatný</text:p>
          </table:table-cell>
        </table:table-row>
        <table:table-row table:style-name="Table1.15">
          <table:table-cell table:style-name="Table1.A1" office:value-type="string">
            <text:p text:style-name="P3">ilo</text:p>
          </table:table-cell>
          <table:table-cell table:style-name="Table1.A1" office:value-type="string">
            <text:p text:style-name="P10">nástroj, nářadí, přístroj, zařízení</text:p>
          </table:table-cell>
        </table:table-row>
        <table:table-row table:style-name="Table1.16">
          <table:table-cell table:style-name="Table1.A1" office:value-type="string">
            <text:p text:style-name="P3">insa</text:p>
          </table:table-cell>
          <table:table-cell table:style-name="Table1.A1" office:value-type="string">
            <text:p text:style-name="P10">vnitřek, střed, mezi, prostředek, vnitřní</text:p>
          </table:table-cell>
        </table:table-row>
        <table:table-row table:style-name="Table1.17">
          <table:table-cell table:style-name="Table1.A1" office:value-type="string">
            <text:p text:style-name="P3">jaki</text:p>
          </table:table-cell>
          <table:table-cell table:style-name="Table1.A1" office:value-type="string">
            <text:p text:style-name="P10">nechutný, nečistý, odporný, nehygienický, toxický, shnilý</text:p>
          </table:table-cell>
        </table:table-row>
        <table:table-row table:style-name="Table1.18">
          <table:table-cell table:style-name="Table1.A1" office:value-type="string">
            <text:p text:style-name="P3">jan</text:p>
          </table:table-cell>
          <table:table-cell table:style-name="Table1.A1" office:value-type="string">
            <text:p text:style-name="P10">člověk, osoba, někdo</text:p>
          </table:table-cell>
        </table:table-row>
        <table:table-row table:style-name="Table1.19">
          <table:table-cell table:style-name="Table1.A1" office:value-type="string">
            <text:p text:style-name="P3">jelo</text:p>
          </table:table-cell>
          <table:table-cell table:style-name="Table1.A1" office:value-type="string">
            <text:p text:style-name="P10">žlutá, nažloutlá</text:p>
          </table:table-cell>
        </table:table-row>
        <table:table-row table:style-name="Table1.20">
          <table:table-cell table:style-name="Table1.A1" office:value-type="string">
            <text:p text:style-name="P3">jo</text:p>
          </table:table-cell>
          <table:table-cell table:style-name="Table1.A1" office:value-type="string">
            <text:p text:style-name="P10">mít, držet, nést, vlastnit, obsahovat</text:p>
          </table:table-cell>
        </table:table-row>
        <table:table-row table:style-name="Table1.21">
          <table:table-cell table:style-name="Table1.A1" office:value-type="string">
            <text:p text:style-name="P3">kala</text:p>
          </table:table-cell>
          <table:table-cell table:style-name="Table1.A1" office:value-type="string">
            <text:p text:style-name="P10">ryba, vodní tvor, mořský tvor, plovoucí tvor</text:p>
          </table:table-cell>
        </table:table-row>
        <table:table-row table:style-name="Table1.22">
          <table:table-cell table:style-name="Table1.A1" office:value-type="string">
            <text:p text:style-name="P3">kalama</text:p>
          </table:table-cell>
          <table:table-cell table:style-name="Table1.A1" office:value-type="string">
            <text:p text:style-name="P10">vydávat zvuk; zvuk</text:p>
          </table:table-cell>
        </table:table-row>
        <table:table-row table:style-name="Table1.23">
          <table:table-cell table:style-name="Table1.A1" office:value-type="string">
            <text:p text:style-name="P3">kama</text:p>
          </table:table-cell>
          <table:table-cell table:style-name="Table1.A1" office:value-type="string">
            <text:p text:style-name="P10">přijít, blížit se, přivolat; budoucnost; událost; stát se</text:p>
          </table:table-cell>
        </table:table-row>
        <table:table-row table:style-name="Table1.24">
          <table:table-cell table:style-name="Table1.A1" office:value-type="string">
            <text:p text:style-name="P3">kasi</text:p>
          </table:table-cell>
          <table:table-cell table:style-name="Table1.A1" office:value-type="string">
            <text:p text:style-name="P11">rostlina, květina, strom; list</text:p>
          </table:table-cell>
        </table:table-row>
        <table:table-row table:style-name="Table1.25">
          <table:table-cell table:style-name="Table1.A1" office:value-type="string">
            <text:p text:style-name="P3">ken</text:p>
          </table:table-cell>
          <table:table-cell table:style-name="Table1.A1" office:value-type="string">
            <text:p text:style-name="P11">smět, moct, schopnost; možnost možná, povolit</text:p>
          </table:table-cell>
        </table:table-row>
        <table:table-row table:style-name="Table1.26">
          <table:table-cell table:style-name="Table1.A1" office:value-type="string">
            <text:p text:style-name="P3">kepeken</text:p>
          </table:table-cell>
          <table:table-cell table:style-name="Table1.A1" office:value-type="string">
            <text:p text:style-name="P11">pomocí (něčeho)</text:p>
          </table:table-cell>
        </table:table-row>
        <table:table-row table:style-name="Table1.26">
          <table:table-cell table:style-name="Table1.A1" office:value-type="string">
            <text:p text:style-name="P16">kijete-<text:line-break/>santa-</text:p>
            <text:p text:style-name="P17">kalu<text:span text:style-name="T110">**</text:span></text:p>
          </table:table-cell>
          <table:table-cell table:style-name="Table1.A1" office:value-type="string">
            <text:p text:style-name="P15">mýval, kynkažu; jakýkoli medvídkovitý či lasicovitý tvor</text:p>
          </table:table-cell>
        </table:table-row>
        <table:table-row table:style-name="Table1.28">
          <table:table-cell table:style-name="Table1.A1" office:value-type="string">
            <text:p text:style-name="P3">kili</text:p>
          </table:table-cell>
          <table:table-cell table:style-name="Table1.A1" office:value-type="string">
            <text:p text:style-name="P11">ovoce, zelenina, houba</text:p>
          </table:table-cell>
        </table:table-row>
        <table:table-row table:style-name="Table1.29">
          <table:table-cell table:style-name="Table1.A1" office:value-type="string">
            <text:p text:style-name="P6">kin<text:span text:style-name="T111">*</text:span></text:p>
          </table:table-cell>
          <table:table-cell table:style-name="Table1.A1" office:value-type="string">
            <text:p text:style-name="P11">také, navíc; vskutku</text:p>
          </table:table-cell>
        </table:table-row>
        <table:table-row table:style-name="Table1.30">
          <table:table-cell table:style-name="Table1.A1" office:value-type="string">
            <text:p text:style-name="P18">kipisi*</text:p>
          </table:table-cell>
          <table:table-cell table:style-name="Table1.A1" office:value-type="string">
            <text:p text:style-name="P19">rozd<text:span text:style-name="T22">ělit, rozříznout; kus, část; ostrý, špičatý</text:span></text:p>
          </table:table-cell>
        </table:table-row>
        <table:table-row table:style-name="Table1.31">
          <table:table-cell table:style-name="Table1.A1" office:value-type="string">
            <text:p text:style-name="P3">kiwen</text:p>
          </table:table-cell>
          <table:table-cell table:style-name="Table1.A1" office:value-type="string">
            <text:p text:style-name="P11">tvrdý předmět<text:span text:style-name="T108">:</text:span> kov, kámen, dřevo</text:p>
          </table:table-cell>
        </table:table-row>
        <table:table-row table:style-name="Table1.32">
          <table:table-cell table:style-name="Table1.A1" office:value-type="string">
            <text:p text:style-name="P3">ko</text:p>
          </table:table-cell>
          <table:table-cell table:style-name="Table1.A1" office:value-type="string">
            <text:p text:style-name="P11">polotuhý předmět<text:span text:style-name="T108">:</text:span> pasta, prášek; tvarovatelný, lepivý</text:p>
          </table:table-cell>
        </table:table-row>
        <table:table-row table:style-name="Table1.33">
          <table:table-cell table:style-name="Table1.A1" office:value-type="string">
            <text:p text:style-name="P3">kon</text:p>
          </table:table-cell>
          <table:table-cell table:style-name="Table1.A1" office:value-type="string">
            <text:p text:style-name="P11">vzduch, dech, vítr; podstata, duch, duše, přízrak</text:p>
          </table:table-cell>
        </table:table-row>
        <table:table-row table:style-name="Table1.34">
          <table:table-cell table:style-name="Table1.A1" office:value-type="string">
            <text:p text:style-name="P16">ku<text:span text:style-name="T110">*</text:span></text:p>
          </table:table-cell>
          <table:table-cell table:style-name="Table1.A1" office:value-type="string">
            <text:p text:style-name="P15">interagovat s knihou <text:span text:style-name="T1">Toki Pona Dictionary (2021)</text:span></text:p>
          </table:table-cell>
        </table:table-row>
        <table:table-row table:style-name="Table1.35">
          <table:table-cell table:style-name="Table1.A1" office:value-type="string">
            <text:p text:style-name="P3">kule</text:p>
          </table:table-cell>
          <table:table-cell table:style-name="Table1.A1" office:value-type="string">
            <text:p text:style-name="P11">barva, pigment, kategorie, žánr, příchuť; rozmanitý</text:p>
          </table:table-cell>
        </table:table-row>
        <table:table-row table:style-name="Table1.36">
          <table:table-cell table:style-name="Table1.A1" office:value-type="string">
            <text:p text:style-name="P3">kulupu</text:p>
          </table:table-cell>
          <table:table-cell table:style-name="Table1.A1" office:value-type="string">
            <text:p text:style-name="P11">skupina, komunita, národ, společnost, firma, sbírka</text:p>
          </table:table-cell>
        </table:table-row>
        <table:table-row table:style-name="Table1.37">
          <table:table-cell table:style-name="Table1.A1" office:value-type="string">
            <text:p text:style-name="P3">kute</text:p>
          </table:table-cell>
          <table:table-cell table:style-name="Table1.A1" office:value-type="string">
            <text:p text:style-name="P11">ucho, slyšící orgán; slyšet, poslouchat, dávat pozor</text:p>
          </table:table-cell>
        </table:table-row>
        <table:table-row table:style-name="Table1.38">
          <table:table-cell table:style-name="Table1.A1" office:value-type="string">
            <text:p text:style-name="P3">la</text:p>
          </table:table-cell>
          <table:table-cell table:style-name="Table1.A1" office:value-type="string">
            <text:p text:style-name="P7">(<text:span text:style-name="T65">mezi kontextovou frází a hlavní větou)</text:span></text:p>
          </table:table-cell>
        </table:table-row>
        <table:table-row table:style-name="Table1.39">
          <table:table-cell table:style-name="Table1.A1" office:value-type="string">
            <text:p text:style-name="P3">lape</text:p>
          </table:table-cell>
          <table:table-cell table:style-name="Table1.A1" office:value-type="string">
            <text:p text:style-name="P11">spánek, odpočinek</text:p>
          </table:table-cell>
        </table:table-row>
        <table:table-row table:style-name="Table1.40">
          <table:table-cell table:style-name="Table1.A1" office:value-type="string">
            <text:p text:style-name="P3">laso</text:p>
          </table:table-cell>
          <table:table-cell table:style-name="Table1.A1" office:value-type="string">
            <text:p text:style-name="P11">tyrkysová, modrá, zelená</text:p>
          </table:table-cell>
        </table:table-row>
        <table:table-row table:style-name="Table1.41">
          <table:table-cell table:style-name="Table1.A1" office:value-type="string">
            <text:p text:style-name="P3">lawa</text:p>
          </table:table-cell>
          <table:table-cell table:style-name="Table1.A1" office:value-type="string">
            <text:p text:style-name="P11">hlava, mysl; mozek; ovládat, vést, navádět; vláda, vedoucí; pravidlo, zákon</text:p>
          </table:table-cell>
        </table:table-row>
        <table:table-row table:style-name="Table1.42">
          <table:table-cell table:style-name="Table1.A1" office:value-type="string">
            <text:p text:style-name="P16">leko<text:span text:style-name="T110">*</text:span></text:p>
          </table:table-cell>
          <table:table-cell table:style-name="Table1.A1" office:value-type="string">
            <text:p text:style-name="P15">čtverec, krychle, blok</text:p>
          </table:table-cell>
        </table:table-row>
        <table:table-row table:style-name="Table1.43">
          <table:table-cell table:style-name="Table1.A1" office:value-type="string">
            <text:p text:style-name="P3">len</text:p>
          </table:table-cell>
          <table:table-cell table:style-name="Table1.A1" office:value-type="string">
            <text:p text:style-name="P11">látka, oblečení, textílie, skrytý, tajný, soukromý</text:p>
          </table:table-cell>
        </table:table-row>
        <table:table-row table:style-name="Table1.44">
          <table:table-cell table:style-name="Table1.A1" office:value-type="string">
            <text:p text:style-name="P3">lete</text:p>
          </table:table-cell>
          <table:table-cell table:style-name="Table1.A1" office:value-type="string">
            <text:p text:style-name="P11">studený; syrový, tepelně neupravený</text:p>
          </table:table-cell>
        </table:table-row>
        <table:table-row table:style-name="Table1.45">
          <table:table-cell table:style-name="Table1.A1" office:value-type="string">
            <text:p text:style-name="P3">li</text:p>
          </table:table-cell>
          <table:table-cell table:style-name="Table1.A1" office:value-type="string">
            <text:p text:style-name="P7">(<text:span text:style-name="T65">mezi podmětem a přísudkem</text:span><text:span text:style-name="T72"> kromě samostatného mi nebo sina</text:span>)</text:p>
          </table:table-cell>
        </table:table-row>
        <table:table-row table:style-name="Table1.46">
          <table:table-cell table:style-name="Table1.A1" office:value-type="string">
            <text:p text:style-name="P3">lili</text:p>
          </table:table-cell>
          <table:table-cell table:style-name="Table1.A1" office:value-type="string">
            <text:p text:style-name="P11">malý<text:span text:style-name="T107">,</text:span> nízký<text:span text:style-name="T107">,</text:span> krátký<text:span text:style-name="T107">, mladý, málo; kus, část</text:span></text:p>
          </table:table-cell>
        </table:table-row>
        <table:table-row table:style-name="Table1.47">
          <table:table-cell table:style-name="Table1.A1" office:value-type="string">
            <text:p text:style-name="P3">linja</text:p>
          </table:table-cell>
          <table:table-cell table:style-name="Table1.A1" office:value-type="string">
            <text:p text:style-name="P12">dlouhá a ohebná věc<text:span text:style-name="T108">:</text:span> lano, nit, vlas, kožešina, čára</text:p>
          </table:table-cell>
        </table:table-row>
        <table:table-row table:style-name="Table1.48">
          <table:table-cell table:style-name="Table1.A1" office:value-type="string">
            <text:p text:style-name="P3">lipu</text:p>
          </table:table-cell>
          <table:table-cell table:style-name="Table1.A1" office:value-type="string">
            <text:p text:style-name="P12">plochý a neohebný předmět<text:span text:style-name="T108">:</text:span> papír, karta, list; psaný text nebo dokument<text:span text:style-name="T108">:</text:span> kniha</text:p>
          </table:table-cell>
        </table:table-row>
        <table:table-row table:style-name="Table1.49">
          <table:table-cell table:style-name="Table1.A1" office:value-type="string">
            <text:p text:style-name="P3">loje</text:p>
          </table:table-cell>
          <table:table-cell table:style-name="Table1.A1" office:value-type="string">
            <text:p text:style-name="P12">červená, načervenalá</text:p>
          </table:table-cell>
        </table:table-row>
        <table:table-row table:style-name="Table1.50">
          <table:table-cell table:style-name="Table1.A1" office:value-type="string">
            <text:p text:style-name="P3">lon</text:p>
          </table:table-cell>
          <table:table-cell table:style-name="Table1.A1" office:value-type="string">
            <text:p text:style-name="P12">přítomný, existující, skutečný, pravdivý; na, v, během, v kontextu</text:p>
          </table:table-cell>
        </table:table-row>
        <table:table-row table:style-name="Table1.51">
          <table:table-cell table:style-name="Table1.A1" office:value-type="string">
            <text:p text:style-name="P3">luka</text:p>
          </table:table-cell>
          <table:table-cell table:style-name="Table1.A1" office:value-type="string">
            <text:p text:style-name="P12">ruka, dotyk, 5</text:p>
          </table:table-cell>
        </table:table-row>
        <table:table-row table:style-name="Table1.52">
          <table:table-cell table:style-name="Table1.A1" office:value-type="string">
            <text:p text:style-name="P4">lukin</text:p>
          </table:table-cell>
          <table:table-cell table:style-name="Table1.A1" office:value-type="string">
            <text:p text:style-name="P12">vidět, dívat se, prohlížet si, číst, sledovat; vizuální; oko, vidící orgán; zkusit</text:p>
          </table:table-cell>
        </table:table-row>
        <table:table-row table:style-name="Table1.53">
          <table:table-cell table:style-name="Table1.A1" office:value-type="string">
            <text:p text:style-name="P3">lupa</text:p>
          </table:table-cell>
          <table:table-cell table:style-name="Table1.A1" office:value-type="string">
            <text:p text:style-name="P12">díra, jáma; dveře, okno</text:p>
          </table:table-cell>
        </table:table-row>
        <table:table-row table:style-name="Table1.54">
          <table:table-cell table:style-name="Table1.A1" office:value-type="string">
            <text:p text:style-name="P3">ma</text:p>
          </table:table-cell>
          <table:table-cell table:style-name="Table1.A1" office:value-type="string">
            <text:p text:style-name="P12">země, půda; stát, území, svět, venek</text:p>
          </table:table-cell>
        </table:table-row>
        <table:table-row table:style-name="Table1.55">
          <table:table-cell table:style-name="Table1.A1" office:value-type="string">
            <text:p text:style-name="P3">mama</text:p>
          </table:table-cell>
          <table:table-cell table:style-name="Table1.A1" office:value-type="string">
            <text:p text:style-name="P12">rodič, předek; tvůrce; správce, opatrovník</text:p>
          </table:table-cell>
        </table:table-row>
        <table:table-row table:style-name="Table1.56">
          <table:table-cell table:style-name="Table1.A1" office:value-type="string">
            <text:p text:style-name="P3">mani</text:p>
          </table:table-cell>
          <table:table-cell table:style-name="Table1.A1" office:value-type="string">
            <text:p text:style-name="P12">peníze, měna; hodnotná věc, zlato, investice, dobytek</text:p>
          </table:table-cell>
        </table:table-row>
        <table:table-row table:style-name="Table1.57">
          <table:table-cell table:style-name="Table1.A1" office:value-type="string">
            <text:p text:style-name="P3">meli</text:p>
          </table:table-cell>
          <table:table-cell table:style-name="Table1.A1" office:value-type="string">
            <text:p text:style-name="P12">žena, manželka, přítelkyně</text:p>
          </table:table-cell>
        </table:table-row>
        <table:table-row table:style-name="Table1.58">
          <table:table-cell table:style-name="Table1.A1" office:value-type="string">
            <text:p text:style-name="P3">mi</text:p>
          </table:table-cell>
          <table:table-cell table:style-name="Table1.A1" office:value-type="string">
            <text:p text:style-name="P12">já, my, moje, naše</text:p>
          </table:table-cell>
        </table:table-row>
        <table:table-row table:style-name="Table1.59">
          <table:table-cell table:style-name="Table1.A1" office:value-type="string">
            <text:p text:style-name="P3">mije</text:p>
          </table:table-cell>
          <table:table-cell table:style-name="Table1.A1" office:value-type="string">
            <text:p text:style-name="P12">muž, manžel, přítel</text:p>
          </table:table-cell>
        </table:table-row>
        <table:table-row table:style-name="Table1.60">
          <table:table-cell table:style-name="Table1.A1" office:value-type="string">
            <text:p text:style-name="P16">misikeke<text:span text:style-name="T110">*</text:span></text:p>
          </table:table-cell>
          <table:table-cell table:style-name="Table1.A1" office:value-type="string">
            <text:p text:style-name="P15">lékařská věc nebo praxe: předpis, meditace, cvičení</text:p>
          </table:table-cell>
        </table:table-row>
        <table:table-row table:style-name="Table1.61">
          <table:table-cell table:style-name="Table1.A1" office:value-type="string">
            <text:p text:style-name="P3">moku</text:p>
          </table:table-cell>
          <table:table-cell table:style-name="Table1.A1" office:value-type="string">
            <text:p text:style-name="P12">jíst, pít, konzumovat; jídlo, jedlá věc</text:p>
          </table:table-cell>
        </table:table-row>
        <table:table-row table:style-name="Table1.62">
          <table:table-cell table:style-name="Table1.A1" office:value-type="string">
            <text:p text:style-name="P3">moli</text:p>
          </table:table-cell>
          <table:table-cell table:style-name="Table1.A1" office:value-type="string">
            <text:p text:style-name="P12">smrt, mrtvý, zemřít; zabít</text:p>
          </table:table-cell>
        </table:table-row>
        <table:table-row table:style-name="Table1.63">
          <table:table-cell table:style-name="Table1.A1" office:value-type="string">
            <text:p text:style-name="P3">monsi</text:p>
          </table:table-cell>
          <table:table-cell table:style-name="Table1.A1" office:value-type="string">
            <text:p text:style-name="P12">záda, vzadu, za</text:p>
          </table:table-cell>
        </table:table-row>
        <table:table-row table:style-name="Table1.64">
          <table:table-cell table:style-name="Table1.A1" office:value-type="string">
            <text:p text:style-name="P16">monsuta<text:span text:style-name="T110">*</text:span></text:p>
          </table:table-cell>
          <table:table-cell table:style-name="Table1.A1" office:value-type="string">
            <text:p text:style-name="P15">strach, nervozita, hrůza; děsivý; děsivá věc: hrozba</text:p>
          </table:table-cell>
        </table:table-row>
        <table:table-row table:style-name="Table1.65">
          <table:table-cell table:style-name="Table1.A1" office:value-type="string">
            <text:p text:style-name="P3">mu</text:p>
          </table:table-cell>
          <table:table-cell table:style-name="Table1.A1" office:value-type="string">
            <text:p text:style-name="P7">(<text:span text:style-name="T66">zvířecí zvuky či dorozumívání</text:span>)</text:p>
          </table:table-cell>
        </table:table-row>
        <table:table-row table:style-name="Table1.66">
          <table:table-cell table:style-name="Table1.A1" office:value-type="string">
            <text:p text:style-name="P3">mun</text:p>
          </table:table-cell>
          <table:table-cell table:style-name="Table1.A1" office:value-type="string">
            <text:p text:style-name="P12">měsíc, nebeské těleso, hvězda</text:p>
          </table:table-cell>
        </table:table-row>
        <table:table-row table:style-name="Table1.67">
          <table:table-cell table:style-name="Table1.A1" office:value-type="string">
            <text:p text:style-name="P3">musi</text:p>
          </table:table-cell>
          <table:table-cell table:style-name="Table1.A1" office:value-type="string">
            <text:p text:style-name="P12">zábava, hra, umění, zábavný, zajímavý, komický, hloupý</text:p>
          </table:table-cell>
        </table:table-row>
        <table:table-row table:style-name="Table1.68">
          <table:table-cell table:style-name="Table1.A1" office:value-type="string">
            <text:p text:style-name="P3">mute</text:p>
          </table:table-cell>
          <table:table-cell table:style-name="Table1.A1" office:value-type="string">
            <text:p text:style-name="P12">mnoho, spousta, velmi; množství, 20</text:p>
          </table:table-cell>
        </table:table-row>
        <table:table-row table:style-name="Table1.69">
          <table:table-cell table:style-name="Table1.A1" office:value-type="string">
            <text:p text:style-name="P16">n<text:span text:style-name="T110">*</text:span></text:p>
          </table:table-cell>
          <table:table-cell table:style-name="Table1.A1" office:value-type="string">
            <text:p text:style-name="P15">hm, eh, emm (zvuk přemýšlení nebo pauzy)</text:p>
          </table:table-cell>
        </table:table-row>
        <table:table-row table:style-name="Table1.70">
          <table:table-cell table:style-name="Table1.A1" office:value-type="string">
            <text:p text:style-name="P6">namako<text:span text:style-name="T111">*</text:span></text:p>
          </table:table-cell>
          <table:table-cell table:style-name="Table1.A1" office:value-type="string">
            <text:p text:style-name="P12">koření, ozdoba, dodatek</text:p>
          </table:table-cell>
        </table:table-row>
        <table:table-row table:style-name="Table1.71">
          <table:table-cell table:style-name="Table1.A1" office:value-type="string">
            <text:p text:style-name="P3">nanpa</text:p>
          </table:table-cell>
          <table:table-cell table:style-name="Table1.A1" office:value-type="string">
            <text:p text:style-name="P12">číslo, n-tý (řadová čislovka)</text:p>
          </table:table-cell>
        </table:table-row>
        <table:table-row table:style-name="Table1.72">
          <table:table-cell table:style-name="Table1.A1" office:value-type="string">
            <text:p text:style-name="P3">nasa</text:p>
          </table:table-cell>
          <table:table-cell table:style-name="Table1.A1" office:value-type="string">
            <text:p text:style-name="P12">zvláštní, neobvyklý, hloupý, nenormální, nečekaný, opilý</text:p>
          </table:table-cell>
        </table:table-row>
        <table:table-row table:style-name="Table1.73">
          <table:table-cell table:style-name="Table1.A1" office:value-type="string">
            <text:p text:style-name="P3">nasin</text:p>
          </table:table-cell>
          <table:table-cell table:style-name="Table1.A1" office:value-type="string">
            <text:p text:style-name="P12">způsob, postup; <text:s/>cesta</text:p>
          </table:table-cell>
        </table:table-row>
        <table:table-row table:style-name="Table1.74">
          <table:table-cell table:style-name="Table1.A1" office:value-type="string">
            <text:p text:style-name="P3">nena</text:p>
          </table:table-cell>
          <table:table-cell table:style-name="Table1.A1" office:value-type="string">
            <text:p text:style-name="P13">výčnělek: hrbol, tlačítko, kopec, hora, nos</text:p>
          </table:table-cell>
        </table:table-row>
        <table:table-row table:style-name="Table1.75">
          <table:table-cell table:style-name="Table1.A1" office:value-type="string">
            <text:p text:style-name="P3">ni</text:p>
          </table:table-cell>
          <table:table-cell table:style-name="Table1.A1" office:value-type="string">
            <text:p text:style-name="P13">to, toto, tohle, tamto</text:p>
          </table:table-cell>
        </table:table-row>
        <table:table-row table:style-name="Table1.76">
          <table:table-cell table:style-name="Table1.A1" office:value-type="string">
            <text:p text:style-name="P3">nimi</text:p>
          </table:table-cell>
          <table:table-cell table:style-name="Table1.A1" office:value-type="string">
            <text:p text:style-name="P13">jméno, slovo</text:p>
          </table:table-cell>
        </table:table-row>
        <table:table-row table:style-name="Table1.77">
          <table:table-cell table:style-name="Table1.A1" office:value-type="string">
            <text:p text:style-name="P3">noka</text:p>
          </table:table-cell>
          <table:table-cell table:style-name="Table1.A1" office:value-type="string">
            <text:p text:style-name="P13">noha, chodidlo, pohybový orgán, kořeny</text:p>
          </table:table-cell>
        </table:table-row>
        <table:table-row table:style-name="Table1.78">
          <table:table-cell table:style-name="Table1.A1" office:value-type="string">
            <text:p text:style-name="P3">o</text:p>
          </table:table-cell>
          <table:table-cell table:style-name="Table1.A1" office:value-type="string">
            <text:p text:style-name="P7">he<text:span text:style-name="T67">j</text:span>! (<text:span text:style-name="T67">vokativ</text:span><text:span text:style-name="T22"> </text:span><text:span text:style-name="T67">nebo</text:span><text:span text:style-name="T22"> </text:span><text:span text:style-name="T67">imperativ</text:span>)</text:p>
          </table:table-cell>
        </table:table-row>
        <table:table-row table:style-name="Table1.79">
          <table:table-cell table:style-name="Table1.A1" office:value-type="string">
            <text:p text:style-name="P5">oko</text:p>
          </table:table-cell>
          <table:table-cell table:style-name="Table1.A1" office:value-type="string">
            <text:p text:style-name="P13">oko</text:p>
          </table:table-cell>
        </table:table-row>
        <table:table-row table:style-name="Table1.80">
          <table:table-cell table:style-name="Table1.A1" office:value-type="string">
            <text:p text:style-name="P3">olin</text:p>
          </table:table-cell>
          <table:table-cell table:style-name="Table1.A1" office:value-type="string">
            <text:p text:style-name="P7">mít silné citové pouto s<text:span text:style-name="T68">:</text:span> náklonnost, vděčnost,<text:span text:style-name="T67"> láska</text:span><text:span text:style-name="T74">, soucit</text:span></text:p>
          </table:table-cell>
        </table:table-row>
        <table:table-row table:style-name="Table1.81">
          <table:table-cell table:style-name="Table1.A1" office:value-type="string">
            <text:p text:style-name="P3">ona</text:p>
          </table:table-cell>
          <table:table-cell table:style-name="Table1.A1" office:value-type="string">
            <text:p text:style-name="P13">on, ona, ono, oni, ony</text:p>
          </table:table-cell>
        </table:table-row>
        <table:table-row table:style-name="Table1.82">
          <table:table-cell table:style-name="Table1.A1" office:value-type="string">
            <text:p text:style-name="P3">open</text:p>
          </table:table-cell>
          <table:table-cell table:style-name="Table1.A1" office:value-type="string">
            <text:p text:style-name="P13">začít, otevřít, zapnout; začátek</text:p>
          </table:table-cell>
        </table:table-row>
        <table:table-row table:style-name="Table1.83">
          <table:table-cell table:style-name="Table1.A1" office:value-type="string">
            <text:p text:style-name="P3">pakala</text:p>
          </table:table-cell>
          <table:table-cell table:style-name="Table1.A1" office:value-type="string">
            <text:p text:style-name="P13">poškozený, rozbitý; chyba</text:p>
          </table:table-cell>
        </table:table-row>
        <table:table-row table:style-name="Table1.84">
          <table:table-cell table:style-name="Table1.A1" office:value-type="string">
            <text:p text:style-name="P3">pali</text:p>
          </table:table-cell>
          <table:table-cell table:style-name="Table1.A1" office:value-type="string">
            <text:p text:style-name="P13">práce, aktivita, dělat</text:p>
          </table:table-cell>
        </table:table-row>
        <table:table-row table:style-name="Table1.85">
          <table:table-cell table:style-name="Table1.A1" office:value-type="string">
            <text:p text:style-name="P3">palisa</text:p>
          </table:table-cell>
          <table:table-cell table:style-name="Table1.A1" office:value-type="string">
            <text:p text:style-name="P13">dlouhá a pevná věc<text:span text:style-name="T109">:</text:span> větev, tyč, prut, hůl, páteř, stěžeň</text:p>
          </table:table-cell>
        </table:table-row>
        <table:table-row table:style-name="Table1.86">
          <table:table-cell table:style-name="Table1.A1" office:value-type="string">
            <text:p text:style-name="P3">pan</text:p>
          </table:table-cell>
          <table:table-cell table:style-name="Table1.A1" office:value-type="string">
            <text:p text:style-name="P13">obiloviny, škrobovité potraviny, pečivo</text:p>
          </table:table-cell>
        </table:table-row>
        <table:table-row table:style-name="Table1.87">
          <table:table-cell table:style-name="Table1.A1" office:value-type="string">
            <text:p text:style-name="P3">pana</text:p>
          </table:table-cell>
          <table:table-cell table:style-name="Table1.A1" office:value-type="string">
            <text:p text:style-name="P13">dát, poslat, poskytnout, položit<text:span text:style-name="T124">, podat</text:span></text:p>
          </table:table-cell>
        </table:table-row>
        <table:table-row table:style-name="Table1.88">
          <table:table-cell table:style-name="Table1.A1" office:value-type="string">
            <text:p text:style-name="P3">pi</text:p>
          </table:table-cell>
          <table:table-cell table:style-name="Table1.A1" office:value-type="string">
            <text:p text:style-name="P13">(seskupuje slova do jednoho modifikátoru)</text:p>
          </table:table-cell>
        </table:table-row>
        <table:table-row table:style-name="Table1.89">
          <table:table-cell table:style-name="Table1.A1" office:value-type="string">
            <text:p text:style-name="P3">pilin</text:p>
          </table:table-cell>
          <table:table-cell table:style-name="Table1.A1" office:value-type="string">
            <text:p text:style-name="P13">zkušenost, pocit, dotyk; srdce (fyzické i citové)</text:p>
          </table:table-cell>
        </table:table-row>
        <table:table-row table:style-name="Table1.90">
          <table:table-cell table:style-name="Table1.A1" office:value-type="string">
            <text:p text:style-name="P3">pimeja</text:p>
          </table:table-cell>
          <table:table-cell table:style-name="Table1.A1" office:value-type="string">
            <text:p text:style-name="P13">tmavá, neosvětlená, tmavá barva, černá, fialová, hnědá</text:p>
          </table:table-cell>
        </table:table-row>
        <table:table-row table:style-name="Table1.91">
          <table:table-cell table:style-name="Table1.A1" office:value-type="string">
            <text:p text:style-name="P3">pini</text:p>
          </table:table-cell>
          <table:table-cell table:style-name="Table1.A1" office:value-type="string">
            <text:p text:style-name="P13">končit, přestat; zavřít, vypnout; minulý; okraj, konec, závěr</text:p>
          </table:table-cell>
        </table:table-row>
        <table:table-row table:style-name="Table1.92">
          <table:table-cell table:style-name="Table1.A1" office:value-type="string">
            <text:p text:style-name="P3">pipi</text:p>
          </table:table-cell>
          <table:table-cell table:style-name="Table1.A1" office:value-type="string">
            <text:p text:style-name="P13">hmyz, brouk, pavouk</text:p>
          </table:table-cell>
        </table:table-row>
        <table:table-row table:style-name="Table1.93">
          <table:table-cell table:style-name="Table1.A1" office:value-type="string">
            <text:p text:style-name="P3">poka</text:p>
          </table:table-cell>
          <table:table-cell table:style-name="Table1.A1" office:value-type="string">
            <text:p text:style-name="P13">bok, strana; vedle, poblíž</text:p>
          </table:table-cell>
        </table:table-row>
        <table:table-row table:style-name="Table1.94">
          <table:table-cell table:style-name="Table1.A1" office:value-type="string">
            <text:p text:style-name="P3">poki</text:p>
          </table:table-cell>
          <table:table-cell table:style-name="Table1.A1" office:value-type="string">
            <text:p text:style-name="P13">nádoba: taška, krabice</text:p>
          </table:table-cell>
        </table:table-row>
        <table:table-row table:style-name="Table1.95">
          <table:table-cell table:style-name="Table1.A1" office:value-type="string">
            <text:p text:style-name="P3">pona</text:p>
          </table:table-cell>
          <table:table-cell table:style-name="Table1.A1" office:value-type="string">
            <text:p text:style-name="P14">kladná vlastnost: dobrý, příjemný, užitečný, klidný</text:p>
          </table:table-cell>
        </table:table-row>
        <table:table-row table:style-name="Table1.96">
          <table:table-cell table:style-name="Table1.A1" office:value-type="string">
            <text:p text:style-name="P3">pu</text:p>
          </table:table-cell>
          <table:table-cell table:style-name="Table1.A1" office:value-type="string">
            <text:p text:style-name="P14">interagovat s knihou<text:line-break/><text:span text:style-name="T1">Toki Pona: The Language of Good</text:span></text:p>
          </table:table-cell>
        </table:table-row>
        <table:table-row table:style-name="Table1.97">
          <table:table-cell table:style-name="Table1.A1" office:value-type="string">
            <text:p text:style-name="P3">sama</text:p>
          </table:table-cell>
          <table:table-cell table:style-name="Table1.A1" office:value-type="string">
            <text:p text:style-name="P14">stejný, podobný; vrstevník, společník, navzájem</text:p>
          </table:table-cell>
        </table:table-row>
        <table:table-row table:style-name="Table1.98">
          <table:table-cell table:style-name="Table1.A1" office:value-type="string">
            <text:p text:style-name="P3">seli</text:p>
          </table:table-cell>
          <table:table-cell table:style-name="Table1.A1" office:value-type="string">
            <text:p text:style-name="P14">oheň; topné těleso, chemická reakce</text:p>
          </table:table-cell>
        </table:table-row>
        <table:table-row table:style-name="Table1.99">
          <table:table-cell table:style-name="Table1.A1" office:value-type="string">
            <text:p text:style-name="P3">selo</text:p>
          </table:table-cell>
          <table:table-cell table:style-name="Table1.A1" office:value-type="string">
            <text:p text:style-name="P14">vnější vrstva: kůže, slupka; vnější forma, hranice</text:p>
          </table:table-cell>
        </table:table-row>
        <table:table-row table:style-name="Table1.100">
          <table:table-cell table:style-name="Table1.A1" office:value-type="string">
            <text:p text:style-name="P3">seme</text:p>
          </table:table-cell>
          <table:table-cell table:style-name="Table1.A1" office:value-type="string">
            <text:p text:style-name="P14">co? který? jaký?</text:p>
          </table:table-cell>
        </table:table-row>
        <table:table-row table:style-name="Table1.101">
          <table:table-cell table:style-name="Table1.A1" office:value-type="string">
            <text:p text:style-name="P3">sewi</text:p>
          </table:table-cell>
          <table:table-cell table:style-name="Table1.A1" office:value-type="string">
            <text:p text:style-name="P14">výše, nad, nejvyšší část, něco na vrchu; vznešený, božský, svatý, nadpřirozený</text:p>
          </table:table-cell>
        </table:table-row>
        <table:table-row table:style-name="Table1.102">
          <table:table-cell table:style-name="Table1.A1" office:value-type="string">
            <text:p text:style-name="P3">sijelo</text:p>
          </table:table-cell>
          <table:table-cell table:style-name="Table1.A1" office:value-type="string">
            <text:p text:style-name="P14">tělo, tvar, fyzický stav, trup</text:p>
          </table:table-cell>
        </table:table-row>
        <table:table-row table:style-name="Table1.103">
          <table:table-cell table:style-name="Table1.A1" office:value-type="string">
            <text:p text:style-name="P3">sike</text:p>
          </table:table-cell>
          <table:table-cell table:style-name="Table1.A1" office:value-type="string">
            <text:p text:style-name="P14">kulatý předmět: míč, kruh, kolo, koule; roční</text:p>
          </table:table-cell>
        </table:table-row>
        <table:table-row table:style-name="Table1.104">
          <table:table-cell table:style-name="Table1.A1" office:value-type="string">
            <text:p text:style-name="P3">sin</text:p>
          </table:table-cell>
          <table:table-cell table:style-name="Table1.A1" office:value-type="string">
            <text:p text:style-name="P14">nový, čerstvý; další</text:p>
          </table:table-cell>
        </table:table-row>
        <table:table-row table:style-name="Table1.105">
          <table:table-cell table:style-name="Table1.A1" office:value-type="string">
            <text:p text:style-name="P3">sina</text:p>
          </table:table-cell>
          <table:table-cell table:style-name="Table1.A1" office:value-type="string">
            <text:p text:style-name="P14">ty, vy, tvoje, vaše</text:p>
          </table:table-cell>
        </table:table-row>
        <table:table-row table:style-name="Table1.106">
          <table:table-cell table:style-name="Table1.A1" office:value-type="string">
            <text:p text:style-name="P3">sinpin</text:p>
          </table:table-cell>
          <table:table-cell table:style-name="Table1.A1" office:value-type="string">
            <text:p text:style-name="P14">čelit, předek, stěna</text:p>
          </table:table-cell>
        </table:table-row>
        <table:table-row table:style-name="Table1.107">
          <table:table-cell table:style-name="Table1.A1" office:value-type="string">
            <text:p text:style-name="P3">sitelen</text:p>
          </table:table-cell>
          <table:table-cell table:style-name="Table1.A1" office:value-type="string">
            <text:p text:style-name="P14">obrázek, podobizna, symbol, znak, písmo</text:p>
          </table:table-cell>
        </table:table-row>
        <table:table-row table:style-name="Table1.108">
          <table:table-cell table:style-name="Table1.A1" office:value-type="string">
            <text:p text:style-name="P16">soko<text:span text:style-name="T110">*</text:span></text:p>
          </table:table-cell>
          <table:table-cell table:style-name="Table1.A1" office:value-type="string">
            <text:p text:style-name="P15">houba</text:p>
          </table:table-cell>
        </table:table-row>
        <table:table-row table:style-name="Table1.109">
          <table:table-cell table:style-name="Table1.A1" office:value-type="string">
            <text:p text:style-name="P3">sona</text:p>
          </table:table-cell>
          <table:table-cell table:style-name="Table1.A1" office:value-type="string">
            <text:p text:style-name="P14">vědět, umět, znát</text:p>
          </table:table-cell>
        </table:table-row>
        <table:table-row table:style-name="Table1.110">
          <table:table-cell table:style-name="Table1.A1" office:value-type="string">
            <text:p text:style-name="P3">soweli</text:p>
          </table:table-cell>
          <table:table-cell table:style-name="Table1.A1" office:value-type="string">
            <text:p text:style-name="P14">zvíře, šelma, suchozemský savec</text:p>
          </table:table-cell>
        </table:table-row>
        <table:table-row table:style-name="Table1.111">
          <table:table-cell table:style-name="Table1.A1" office:value-type="string">
            <text:p text:style-name="P3">suli</text:p>
          </table:table-cell>
          <table:table-cell table:style-name="Table1.A1" office:value-type="string">
            <text:p text:style-name="P14">velký, těžký, dlouhý, vysoký; důležitý, dospělý</text:p>
          </table:table-cell>
        </table:table-row>
        <table:table-row table:style-name="Table1.112">
          <table:table-cell table:style-name="Table1.A1" office:value-type="string">
            <text:p text:style-name="P3">suno</text:p>
          </table:table-cell>
          <table:table-cell table:style-name="Table1.A1" office:value-type="string">
            <text:p text:style-name="P14">slunce; světlo, jas, záře, svit<text:span text:style-name="T124">, zdroj světla</text:span></text:p>
          </table:table-cell>
        </table:table-row>
        <table:table-row table:style-name="Table1.113">
          <table:table-cell table:style-name="Table1.A1" office:value-type="string">
            <text:p text:style-name="P3">supa</text:p>
          </table:table-cell>
          <table:table-cell table:style-name="Table1.A1" office:value-type="string">
            <text:p text:style-name="P14">plochý a vodorovný povrch, obzvlášť pro odkládání věcí: postel, podlaha, stůl, talíř</text:p>
          </table:table-cell>
        </table:table-row>
        <table:table-row table:style-name="Table1.114">
          <table:table-cell table:style-name="Table1.A1" office:value-type="string">
            <text:p text:style-name="P3">suwi</text:p>
          </table:table-cell>
          <table:table-cell table:style-name="Table1.A1" office:value-type="string">
            <text:p text:style-name="P14">sladký, vonný; roztomilý</text:p>
          </table:table-cell>
        </table:table-row>
        <table:table-row table:style-name="Table1.115">
          <table:table-cell table:style-name="Table1.A1" office:value-type="string">
            <text:p text:style-name="P3">tan</text:p>
          </table:table-cell>
          <table:table-cell table:style-name="Table1.A1" office:value-type="string">
            <text:p text:style-name="P14">z, kvůli, příčina, původ</text:p>
          </table:table-cell>
        </table:table-row>
        <table:table-row table:style-name="Table1.116">
          <table:table-cell table:style-name="Table1.A1" office:value-type="string">
            <text:p text:style-name="P3">taso</text:p>
          </table:table-cell>
          <table:table-cell table:style-name="Table1.A1" office:value-type="string">
            <text:p text:style-name="P14">ale, avšak; pouze, jedině</text:p>
          </table:table-cell>
        </table:table-row>
        <table:table-row table:style-name="Table1.117">
          <table:table-cell table:style-name="Table1.A1" office:value-type="string">
            <text:p text:style-name="P3">tawa</text:p>
          </table:table-cell>
          <table:table-cell table:style-name="Table1.A1" office:value-type="string">
            <text:p text:style-name="P14">pohyb: chůze, třes, let, cestování; pro, k, z pohledu</text:p>
          </table:table-cell>
        </table:table-row>
        <table:table-row table:style-name="Table1.118">
          <table:table-cell table:style-name="Table1.A1" office:value-type="string">
            <text:p text:style-name="P3">telo</text:p>
          </table:table-cell>
          <table:table-cell table:style-name="Table1.A1" office:value-type="string">
            <text:p text:style-name="P14">voda, tekutina, kapalina, mokrá látka, nápoj</text:p>
          </table:table-cell>
        </table:table-row>
        <table:table-row table:style-name="Table1.119">
          <table:table-cell table:style-name="Table1.A1" office:value-type="string">
            <text:p text:style-name="P3">tenpo</text:p>
          </table:table-cell>
          <table:table-cell table:style-name="Table1.A1" office:value-type="string">
            <text:p text:style-name="P14">čas, událost, situace, okamžik, období</text:p>
          </table:table-cell>
        </table:table-row>
        <table:table-row table:style-name="Table1.120">
          <table:table-cell table:style-name="Table1.A1" office:value-type="string">
            <text:p text:style-name="P3">toki</text:p>
          </table:table-cell>
          <table:table-cell table:style-name="Table1.A1" office:value-type="string">
            <text:p text:style-name="P14">komunikovat, říct, myslet; rozhovor, příběh; jazyk</text:p>
          </table:table-cell>
        </table:table-row>
        <table:table-row table:style-name="Table1.121">
          <table:table-cell table:style-name="Table1.A1" office:value-type="string">
            <text:p text:style-name="P3">tomo</text:p>
          </table:table-cell>
          <table:table-cell table:style-name="Table1.A1" office:value-type="string">
            <text:p text:style-name="P14">vnitřní, domácí, pod střechou; budova, dům, místnost</text:p>
          </table:table-cell>
        </table:table-row>
        <table:table-row table:style-name="Table1.122">
          <table:table-cell table:style-name="Table1.A1" office:value-type="string">
            <text:p text:style-name="P16">tonsi</text:p>
          </table:table-cell>
          <table:table-cell table:style-name="Table1.A1" office:value-type="string">
            <text:p text:style-name="P15">nebinární, generově diverzivní</text:p>
          </table:table-cell>
        </table:table-row>
        <table:table-row table:style-name="Table1.123">
          <table:table-cell table:style-name="Table1.A1" office:value-type="string">
            <text:p text:style-name="P3">tu</text:p>
          </table:table-cell>
          <table:table-cell table:style-name="Table1.A1" office:value-type="string">
            <text:p text:style-name="P14">dva; oddělit, rozpůlit</text:p>
          </table:table-cell>
        </table:table-row>
        <table:table-row table:style-name="Table1.124">
          <table:table-cell table:style-name="Table1.A1" office:value-type="string">
            <text:p text:style-name="P3">unpa</text:p>
          </table:table-cell>
          <table:table-cell table:style-name="Table1.A1" office:value-type="string">
            <text:p text:style-name="P14">sex, mít sex s</text:p>
          </table:table-cell>
        </table:table-row>
        <table:table-row table:style-name="Table1.125">
          <table:table-cell table:style-name="Table1.A1" office:value-type="string">
            <text:p text:style-name="P3">uta</text:p>
          </table:table-cell>
          <table:table-cell table:style-name="Table1.A1" office:value-type="string">
            <text:p text:style-name="P14">ústa, rty, chřtán, konzumační otvor</text:p>
          </table:table-cell>
        </table:table-row>
        <table:table-row table:style-name="Table1.126">
          <table:table-cell table:style-name="Table1.A1" office:value-type="string">
            <text:p text:style-name="P3">utala</text:p>
          </table:table-cell>
          <table:table-cell table:style-name="Table1.A1" office:value-type="string">
            <text:p text:style-name="P14">bojovat, soutěžit, bitva; soutěž, výzva; zápasit</text:p>
          </table:table-cell>
        </table:table-row>
        <table:table-row table:style-name="Table1.127">
          <table:table-cell table:style-name="Table1.A1" office:value-type="string">
            <text:p text:style-name="P3">walo</text:p>
          </table:table-cell>
          <table:table-cell table:style-name="Table1.A1" office:value-type="string">
            <text:p text:style-name="P14">světlý, bílý, bledý</text:p>
          </table:table-cell>
        </table:table-row>
        <table:table-row table:style-name="Table1.128">
          <table:table-cell table:style-name="Table1.A1" office:value-type="string">
            <text:p text:style-name="P3">wan</text:p>
          </table:table-cell>
          <table:table-cell table:style-name="Table1.A1" office:value-type="string">
            <text:p text:style-name="P14">jedna; jediný, sjednotit, spojit</text:p>
          </table:table-cell>
        </table:table-row>
        <table:table-row table:style-name="Table1.129">
          <table:table-cell table:style-name="Table1.A1" office:value-type="string">
            <text:p text:style-name="P3">waso</text:p>
          </table:table-cell>
          <table:table-cell table:style-name="Table1.A1" office:value-type="string">
            <text:p text:style-name="P14">pták, létající či okřídlené zvíře</text:p>
          </table:table-cell>
        </table:table-row>
        <table:table-row table:style-name="Table1.130">
          <table:table-cell table:style-name="Table1.A1" office:value-type="string">
            <text:p text:style-name="P3">wawa</text:p>
          </table:table-cell>
          <table:table-cell table:style-name="Table1.A1" office:value-type="string">
            <text:p text:style-name="P14">síla, energie; sebevědomý, intenzivní, rázný; úžasný</text:p>
          </table:table-cell>
        </table:table-row>
        <table:table-row table:style-name="Table1.131">
          <table:table-cell table:style-name="Table1.A1" office:value-type="string">
            <text:p text:style-name="P3">weka</text:p>
          </table:table-cell>
          <table:table-cell table:style-name="Table1.A1" office:value-type="string">
            <text:p text:style-name="P14">chybějící, daleký; odstranit</text:p>
          </table:table-cell>
        </table:table-row>
        <table:table-row table:style-name="Table1.132">
          <table:table-cell table:style-name="Table1.A1" office:value-type="string">
            <text:p text:style-name="P3">wile</text:p>
          </table:table-cell>
          <table:table-cell table:style-name="Table1.A1" office:value-type="string">
            <text:p text:style-name="P14">chtít, touha, prosba, potřeba</text:p>
          </table:table-cell>
        </table:table-row>
      </table:table>
      <text:p text:style-name="P16"><text:span text:style-name="T110"/></text:p>
      <text:p text:style-name="P23"/>
      <text:p text:style-name="P23">Pro konkrétnější online slovník navštěvte <text:a xlink:type="simple" xlink:href="https://linku.la/" text:style-name="Internet_20_link" text:visited-style-name="Visited_20_Internet_20_Link">linku.la</text:a><text:span text:style-name="T131">.</text:span></text:p>
      <text:p text:style-name="P21"/>
      <text:p text:style-name="P20"><text:span text:style-name="T110">*</text:span><text:span text:style-name="T106">Tato slova </text:span><text:span text:style-name="T101">nejsou součástí</text:span><text:span text:style-name="T102"> knihy </text:span><text:span text:style-name="T3">Toki Pona: The Language of Good</text:span><text:span text:style-name="T102">. Nicméně, větší část komunity je používá.</text:span></text:p>
      <text:p text:style-name="P20"><text:span text:style-name="T101"/></text:p>
      <text:p text:style-name="P22"><text:span text:style-name="T112">**</text:span><text:span text:style-name="T130">V</text:span><text:span text:style-name="T98">zniklo jako aprílový </text:span><text:span text:style-name="T130">vtip</text:span><text:span text:style-name="T100">. Nemělo by být považováno<text:line-break/>za seriózní slov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k Mukta" svg:font-family="'Ek Mukta'"/>
    <style:font-face style:name="Ek Mukta1" svg:font-family="'Ek Mukta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1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  <style:text-properties style:font-name="Roboto" fo:font-family="Roboto" fo:font-size="9pt" officeooo:rsid="001d411a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Ek Mukta" style:font-family-complex="'Ek Mukta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Ek Mukta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" style:font-family-complex="'Ek Mukta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2in" fo:margin-bottom="0.0846in" style:contextual-spacing="false"/>
      <style:text-properties style:font-name="Fira Sans" fo:font-family="'Fira Sans'" style:font-family-generic="swiss" style:font-pitch="variable" fo:font-size="12pt" fo:font-weight="bold" officeooo:rsid="001e2bc3" style:font-name-asian="Noto Sans CJK SC" style:font-family-asian="'Noto Sans CJK SC'" style:font-family-generic-asian="system" style:font-pitch-asian="variable" style:font-size-asian="12pt" style:font-weight-asian="bold" style:font-name-complex="Ek Mukta1" style:font-family-complex="'Ek Mukta'" style:font-family-generic-complex="system" style:font-pitch-complex="variable" style:font-size-complex="12pt" style:font-weight-complex="bold"/>
    </style:style>
    <style:style style:name="Example" style:family="paragraph" style:parent-style-name="Text_20_body">
      <loext:graphic-properties draw:fill="none" draw:fill-color="#729fcf"/>
      <style:paragraph-properties fo:margin-left="0in" fo:margin-right="0in" fo:margin-top="0in" fo:margin-bottom="0.0972in" style:contextual-spacing="false" fo:line-height="100%" fo:text-align="start" style:justify-single-word="false" fo:text-indent="0in" style:auto-text-indent="false" fo:background-color="transparent"/>
      <style:text-properties style:font-name="Roboto1" fo:font-family="Roboto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Fira Sans" fo:font-family="'Fira Sans'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1-04T11:56:04.193273542</meta:creation-date>
    <dc:date>2024-08-01T13:18:22.001000000</dc:date>
    <meta:editing-duration>PT3H3M8S</meta:editing-duration>
    <meta:editing-cycles>43</meta:editing-cycles>
    <meta:generator>LibreOffice/24.2.5.2$Windows_X86_64 LibreOffice_project/bffef4ea93e59bebbeaf7f431bb02b1a39ee8a59</meta:generator>
    <meta:print-date>2024-08-01T13:17:29.116000000</meta:print-date>
    <meta:printed-by>PDF files</meta:printed-by>
    <meta:document-statistic meta:table-count="1" meta:image-count="0" meta:object-count="0" meta:page-count="2" meta:paragraph-count="385" meta:word-count="1732" meta:character-count="10414" meta:non-whitespace-character-count="9054"/>
  </office:meta>
</office:document-meta>
</file>